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automatic"/>
      <style:text-properties fo:color="#0000EE" fo:font-size="10pt" style:font-size-asian="10pt" style:font-size-complex="10pt" style:text-underline-style="solid" style:text-underline-type="single"/>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0">
      <style:table-cell-properties style:vertical-align="automatic" fo:background-color="#EFEFEF"/>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0">
      <style:table-cell-properties style:vertical-align="automatic"/>
      <style:text-properties fo:color="#1155CC" style:text-underline-style="solid" style:text-underline-type="single"/>
    </style:style>
    <style:style style:name="ce14" style:family="table-cell" style:parent-style-name="Hyperlink" style:data-style-name="N0">
      <style:table-cell-properties style:vertical-align="automatic" fo:background-color="transparent" style:cell-protect="protected"/>
      <style:text-properties fo:color="#0000EE" fo:font-size="10pt" style:font-size-asian="10pt" style:font-size-complex="10pt" style:text-underline-style="solid" style:text-underline-type="single"/>
    </style:style>
    <style:style style:name="ce15"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6" style:family="table-cell" style:parent-style-name="Default" style:data-style-name="N0">
      <style:table-cell-properties style:vertical-align="automatic"/>
      <style:text-properties style:font-name="Cambria1" style:font-name-asian="Cambria1" style:font-name-complex="Cambria1"/>
    </style:style>
    <style:style style:name="ce17"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8" style:family="table-cell" style:parent-style-name="Default" style:data-style-name="N0">
      <style:table-cell-properties style:vertical-align="top"/>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905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18.1239583333333cm"/>
    </style:style>
    <style:style style:name="co10" style:family="table-column">
      <style:table-column-properties fo:break-before="auto" style:column-width="12.3295833333333cm"/>
    </style:style>
    <style:style style:name="co11" style:family="table-column">
      <style:table-column-properties fo:break-before="auto" style:column-width="22.6747916666667cm"/>
    </style:style>
    <style:style style:name="co12" style:family="table-column">
      <style:table-column-properties fo:break-before="auto" style:column-width="7.19666666666667cm"/>
    </style:style>
    <style:style style:name="co13" style:family="table-column">
      <style:table-column-properties fo:break-before="auto" style:column-width="7.72583333333333cm"/>
    </style:style>
    <style:style style:name="co14" style:family="table-column">
      <style:table-column-properties fo:break-before="auto" style:column-width="8.38729166666667cm"/>
    </style:style>
    <style:style style:name="co15" style:family="table-column">
      <style:table-column-properties fo:break-before="auto" style:column-width="4.02166666666667cm"/>
    </style:style>
    <style:style style:name="co16" style:family="table-column">
      <style:table-column-properties fo:break-before="auto" style:column-width="2.75166666666667cm"/>
    </style:style>
    <style:style style:name="co17" style:family="table-column">
      <style:table-column-properties fo:break-before="auto" style:column-width="5.66208333333333cm"/>
    </style:style>
    <style:style style:name="co18" style:family="table-column">
      <style:table-column-properties fo:break-before="auto" style:column-width="4.048125cm"/>
    </style:style>
    <style:style style:name="co19" style:family="table-column">
      <style:table-column-properties fo:break-before="auto" style:column-width="8.41375cm"/>
    </style:style>
    <style:style style:name="co20" style:family="table-column">
      <style:table-column-properties fo:break-before="auto" style:column-width="5.76791666666667cm"/>
    </style:style>
    <style:style style:name="co21" style:family="table-column">
      <style:table-column-properties fo:break-before="auto" style:column-width="10.3716666666667cm"/>
    </style:style>
    <style:style style:name="co22" style:family="table-column">
      <style:table-column-properties fo:break-before="auto" style:column-width="14.1552083333333cm"/>
    </style:style>
    <style:style style:name="co23" style:family="table-column">
      <style:table-column-properties fo:break-before="auto" style:column-width="6.111875cm"/>
    </style:style>
    <style:style style:name="co24" style:family="table-column">
      <style:table-column-properties fo:break-before="auto" style:column-width="0.635cm"/>
    </style:style>
    <style:style style:name="co25" style:family="table-column">
      <style:table-column-properties fo:break-before="auto" style:column-width="4.63020833333333cm"/>
    </style:style>
    <style:style style:name="co26" style:family="table-column">
      <style:table-column-properties fo:break-before="auto" style:column-width="2.24895833333333cm"/>
    </style:style>
    <style:style style:name="co27" style:family="table-column">
      <style:table-column-properties fo:break-before="auto" style:column-width="2.64583333333333cm"/>
    </style:style>
    <style:style style:name="co28" style:family="table-column">
      <style:table-column-properties fo:break-before="auto" style:column-width="9.89541666666667cm"/>
    </style:style>
    <style:style style:name="co29" style:family="table-column">
      <style:table-column-properties fo:break-before="auto" style:column-width="7.67291666666667cm"/>
    </style:style>
    <style:style style:name="co30" style:family="table-column">
      <style:table-column-properties fo:break-before="auto" style:column-width="11.0066666666667cm"/>
    </style:style>
    <style:style style:name="co31" style:family="table-column">
      <style:table-column-properties fo:break-before="auto" style:column-width="10.1070833333333cm"/>
    </style:style>
    <style:style style:name="co32" style:family="table-column">
      <style:table-column-properties fo:break-before="auto" style:column-width="2.460625cm"/>
    </style:style>
    <style:style style:name="co33" style:family="table-column">
      <style:table-column-properties fo:break-before="auto" style:column-width="5.000625cm"/>
    </style:style>
    <style:style style:name="co34" style:family="table-column">
      <style:table-column-properties fo:break-before="auto" style:column-width="2.96333333333333cm"/>
    </style:style>
    <style:style style:name="co35" style:family="table-column">
      <style:table-column-properties fo:break-before="auto" style:column-width="4.78895833333333cm"/>
    </style:style>
    <style:style style:name="co36" style:family="table-column">
      <style:table-column-properties fo:break-before="auto" style:column-width="4.841875cm"/>
    </style:style>
    <style:style style:name="co37" style:family="table-column">
      <style:table-column-properties fo:break-before="auto" style:column-width="5.68854166666667cm"/>
    </style:style>
    <style:style style:name="co38" style:family="table-column">
      <style:table-column-properties fo:break-before="auto" style:column-width="5.794375cm"/>
    </style:style>
    <style:style style:name="co39" style:family="table-column">
      <style:table-column-properties fo:break-before="auto" style:column-width="2.38125cm"/>
    </style:style>
    <style:style style:name="co40" style:family="table-column">
      <style:table-column-properties fo:break-before="auto" style:column-width="2.8575cm"/>
    </style:style>
    <style:style style:name="co41" style:family="table-column">
      <style:table-column-properties fo:break-before="auto" style:column-width="2.80458333333333cm"/>
    </style:style>
    <style:style style:name="co42" style:family="table-column">
      <style:table-column-properties fo:break-before="auto" style:column-width="2.88395833333333cm"/>
    </style:style>
    <style:style style:name="co43" style:family="table-column">
      <style:table-column-properties fo:break-before="auto" style:column-width="2.98979166666667cm"/>
    </style:style>
    <style:style style:name="co44" style:family="table-column">
      <style:table-column-properties fo:break-before="auto" style:column-width="4.81541666666667cm"/>
    </style:style>
    <style:style style:name="co45" style:family="table-column">
      <style:table-column-properties fo:break-before="auto" style:column-width="3.20145833333333cm"/>
    </style:style>
    <style:style style:name="co46" style:family="table-column">
      <style:table-column-properties fo:break-before="auto" style:column-width="4.15395833333333cm"/>
    </style:style>
    <style:style style:name="co47" style:family="table-column">
      <style:table-column-properties fo:break-before="auto" style:column-width="4.47145833333333cm"/>
    </style:style>
    <style:style style:name="co48" style:family="table-column">
      <style:table-column-properties fo:break-before="auto" style:column-width="6.19125cm"/>
    </style:style>
    <style:style style:name="co49" style:family="table-column">
      <style:table-column-properties fo:break-before="auto" style:column-width="13.49375cm"/>
    </style:style>
    <style:style style:name="co50" style:family="table-column">
      <style:table-column-properties fo:break-before="auto" style:column-width="7.59354166666667cm"/>
    </style:style>
    <style:style style:name="co51" style:family="table-column">
      <style:table-column-properties fo:break-before="auto" style:column-width="12.4354166666667cm"/>
    </style:style>
    <style:style style:name="co52" style:family="table-column">
      <style:table-column-properties fo:break-before="auto" style:column-width="5.84729166666667cm"/>
    </style:style>
    <style:style style:name="co53" style:family="table-column">
      <style:table-column-properties fo:break-before="auto" style:column-width="8.67833333333333cm"/>
    </style:style>
    <style:style style:name="co54" style:family="table-column">
      <style:table-column-properties fo:break-before="auto" style:column-width="7.99041666666667cm"/>
    </style:style>
    <style:style style:name="co55" style:family="table-column">
      <style:table-column-properties fo:break-before="auto" style:column-width="6.61458333333333cm"/>
    </style:style>
    <style:style style:name="co56" style:family="table-column">
      <style:table-column-properties fo:break-before="auto" style:column-width="5.21229166666667cm"/>
    </style:style>
    <style:style style:name="co57" style:family="table-column">
      <style:table-column-properties fo:break-before="auto" style:column-width="14.6314583333333cm"/>
    </style:style>
    <style:style style:name="co58" style:family="table-column">
      <style:table-column-properties fo:break-before="auto" style:column-width="3.91583333333333cm"/>
    </style:style>
    <style:style style:name="co59" style:family="table-column">
      <style:table-column-properties fo:break-before="auto" style:column-width="6.905625cm"/>
    </style:style>
    <style:style style:name="co60" style:family="table-column">
      <style:table-column-properties fo:break-before="auto" style:column-width="9.445625cm"/>
    </style:style>
    <style:style style:name="co61" style:family="table-column">
      <style:table-column-properties fo:break-before="auto" style:column-width="13.731875cm"/>
    </style:style>
    <style:style style:name="co62" style:family="table-column">
      <style:table-column-properties fo:break-before="auto" style:column-width="11.4035416666667cm"/>
    </style:style>
    <style:style style:name="co63"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57.75pt" style:use-optimal-row-height="true" fo:break-before="auto"/>
    </style:style>
    <style:style style:name="ro6" style:family="table-row">
      <style:table-row-properties style:row-height="77.65pt" style:use-optimal-row-height="false" fo:break-before="auto"/>
    </style:style>
    <style:style style:name="ro7" style:family="table-row">
      <style:table-row-properties style:row-height="61.7pt" style:use-optimal-row-height="false" fo:break-before="auto"/>
    </style:style>
    <style:style style:name="ro8" style:family="table-row">
      <style:table-row-properties style:row-height="78.6pt" style:use-optimal-row-height="false" fo:break-before="auto"/>
    </style:style>
    <style:style style:name="ro9" style:family="table-row">
      <style:table-row-properties style:row-height="59.65pt" style:use-optimal-row-height="false" fo:break-before="auto"/>
    </style:style>
    <style:style style:name="ro10" style:family="table-row">
      <style:table-row-properties style:row-height="45pt" style:use-optimal-row-height="true" fo:break-before="auto"/>
    </style:style>
    <style:style style:name="ro11" style:family="table-row">
      <style:table-row-properties style:row-height="75pt" style:use-optimal-row-height="true" fo:break-before="auto"/>
    </style:style>
    <style:style style:name="ro12" style:family="table-row">
      <style:table-row-properties style:row-height="60pt" style:use-optimal-row-height="true" fo:break-before="auto"/>
    </style:style>
    <style:style style:name="ro13" style:family="table-row">
      <style:table-row-properties style:row-height="120pt" style:use-optimal-row-height="true" fo:break-before="auto"/>
    </style:style>
    <style:style style:name="ro14" style:family="table-row">
      <style:table-row-properties style:row-height="105pt" style:use-optimal-row-height="true" fo:break-before="auto"/>
    </style:style>
    <style:style style:name="ro15" style:family="table-row">
      <style:table-row-properties style:row-height="12.75pt" style:use-optimal-row-height="false" fo:break-before="auto"/>
    </style:style>
    <style:style style:name="ro16" style:family="table-row">
      <style:table-row-properties style:row-height="28.5pt" style:use-optimal-row-height="true" fo:break-before="auto"/>
    </style:style>
    <style:style style:name="ro17"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OPPORTUNITIES)" table:base-cell-address="ActorGroups.C6">
          <table:help-message table:display="true"/>
          <table:error-message table:display="true"/>
        </table:content-validation>
        <table:content-validation table:name="val2" table:condition="of:cell-content-is-in-list($$OPPORTUNITIES)" table:base-cell-address="Actors.C7">
          <table:help-message table:display="true"/>
          <table:error-message table:display="true"/>
        </table:content-validation>
        <table:content-validation table:name="val3" table:condition="of:cell-content-is-in-list($$ActorGroups)" table:base-cell-address="Actors.D2">
          <table:help-message table:display="true"/>
          <table:error-message table:display="true"/>
        </table:content-validation>
        <table:content-validation table:name="val4" table:condition="of:cell-content-is-in-list($$RelationTypes)" table:base-cell-address="Relations.A2">
          <table:help-message table:display="true"/>
          <table:error-message table:display="true"/>
        </table:content-validation>
        <table:content-validation table:name="val5" table:condition="of:cell-content-is-in-list($$OPPORTUNITIES)" table:base-cell-address="Relations.F9">
          <table:help-message table:display="true"/>
          <table:error-message table:display="true"/>
        </table:content-validation>
        <table:content-validation table:name="val6" table:condition="of:cell-content-is-in-list($$OPPORTUNITIES)" table:base-cell-address="Aspects.D3">
          <table:help-message table:display="true"/>
          <table:error-message table:display="true"/>
        </table:content-validation>
        <table:content-validation table:name="val7" table:condition="of:cell-content-is-in-list([Challenges.$A$2:.$A$2])" table:base-cell-address="Users.S2">
          <table:help-message/>
          <table:error-message/>
        </table:content-validation>
        <table:content-validation table:name="val8" table:condition="of:cell-content-is-in-list($$CHALLENGES)" table:base-cell-address="Users.E11">
          <table:help-message table:display="true"/>
          <table:error-message table:display="true"/>
        </table:content-validation>
        <table:content-validation table:name="val9" table:condition="of:cell-content-is-in-list($$GROUPS)" table:base-cell-address="Users.G2">
          <table:help-message/>
          <table:error-message table:display="true"/>
        </table:content-validation>
        <table:content-validation table:name="val10" table:condition="of:cell-content-is-in-list([Groups.$A$2:.$A$4])" table:base-cell-address="Users.G400">
          <table:help-message/>
          <table:error-message table:display="tru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1632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Hub</text:p>
          </table:table-cell>
          <table:table-cell office:value-type="string" table:style-name="ce3">
            <text:p>Information about the Challenge Hub being populated</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Hub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zations</text:p>
          </table:table-cell>
          <table:table-cell office:value-type="string" table:style-name="ce3">
            <text:p>The list of organizations for the Hub.</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zations are stored as a simple string, not tied to defined orgs</text:p>
          </table:table-cell>
          <table:table-cell table:number-columns-repeated="16381"/>
        </table:table-row>
        <table:table-row table:style-name="ro1">
          <table:table-cell table:number-columns-repeated="16384"/>
        </table:table-row>
        <table:table-row table:style-name="ro1">
          <table:table-cell table:number-columns-repeated="2" table:style-name="ce1"/>
          <table:table-cell office:value-type="string" office:string-value="https://gateway.pinata.cloud/ipfs/QmbecCLPbToKyt9CjfThTa6RXBUmUwuaC7y4wsHwM4Hb89/" table:formula="of:=$$CONTENT_BASE_URL&amp;[.F28]" table:style-name="ce4">
            <text:p>https://gateway.pinata.cloud/ipfs/QmbecCLPbToKyt9CjfThTa6RXBUmUwuaC7y4wsHwM4Hb89/</text:p>
          </table:table-cell>
          <table:table-cell table:number-columns-repeated="16381"/>
        </table:table-row>
        <table:table-row table:style-name="ro1">
          <table:table-cell office:value-type="string" table:style-name="ce5">
            <text:p>Parameters</text:p>
          </table:table-cell>
          <table:table-cell table:number-columns-repeated="16383" table:style-name="ce1"/>
        </table:table-row>
        <table:table-row table:style-name="ro1">
          <table:table-cell office:value-type="string" table:style-name="ce4">
            <text:p>Content base URL</text:p>
          </table:table-cell>
          <table:table-cell office:value-type="string" office:string-value="https://gateway.pinata.cloud/ipfs/QmbecCLPbToKyt9CjfThTa6RXBUmUwuaC7y4wsHwM4Hb89/" table:formula="of:=[.B14]&amp;[.B15]&amp;&quot;/&quot;" table:style-name="ce6">
            <text:p>https://gateway.pinata.cloud/ipfs/QmbecCLPbToKyt9CjfThTa6RXBUmUwuaC7y4wsHwM4Hb89/</text:p>
          </table:table-cell>
          <table:table-cell table:number-columns-repeated="16382" table:style-name="ce1"/>
        </table:table-row>
        <table:table-row table:style-name="ro1">
          <table:table-cell office:value-type="string" table:style-name="ce7">
            <text:p>IPFS HTTP Gateway</text:p>
          </table:table-cell>
          <table:table-cell office:value-type="string" table:style-name="ce6">
            <text:p><text:a xlink:href="https://gateway.pinata.cloud/ipfs/">https://gateway.pinata.cloud/ipfs/</text:a></text:p>
          </table:table-cell>
          <table:table-cell table:number-columns-repeated="16382" table:style-name="ce1"/>
        </table:table-row>
        <table:table-row table:style-name="ro1">
          <table:table-cell office:value-type="string" table:style-name="ce7">
            <text:p>IPFS CID</text:p>
          </table:table-cell>
          <table:table-cell office:value-type="string" table:style-name="ce7">
            <text:p>QmbecCLPbToKyt9CjfThTa6RXBUmUwuaC7y4wsHwM4Hb89</text:p>
          </table:table-cell>
          <table:table-cell table:number-columns-repeated="16382" table:style-name="ce1"/>
        </table:table-row>
        <table:table-row table:number-rows-repeated="1048561" table:style-name="ro1">
          <table:table-cell table:number-columns-repeated="16384"/>
        </table:table-row>
      </table:table>
      <table:table table:name="Hub" table:style-name="ta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2"/>
        <table:table-column table:style-name="co10" table:default-cell-style-name="ce12"/>
        <table:table-column table:style-name="co11" table:default-cell-style-name="ce12"/>
        <table:table-column table:style-name="co3" table:default-cell-style-name="ce1"/>
        <table:table-column table:style-name="co12" table:number-columns-repeated="3" table:default-cell-style-name="ce1"/>
        <table:table-column table:style-name="co13" table:default-cell-style-name="ce1"/>
        <table:table-column table:style-name="co12" table:number-columns-repeated="2" table:default-cell-style-name="ce1"/>
        <table:table-column table:style-name="co14" table:default-cell-style-name="ce1"/>
        <table:table-column table:style-name="co12" table:default-cell-style-name="ce1"/>
        <table:table-column table:style-name="co3" table:number-columns-repeated="52" table:default-cell-style-name="ce1"/>
        <table:table-column table:style-name="co5" table:number-columns-repeated="16316"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HOST</text:p>
          </table:table-cell>
          <table:table-cell office:value-type="string" table:style-name="ce9">
            <text:p>TAGLINE</text:p>
          </table:table-cell>
          <table:table-cell office:value-type="string" table:style-name="ce8">
            <text:p>VISION</text:p>
          </table:table-cell>
          <table:table-cell office:value-type="string" table:style-name="ce8">
            <text:p>BACKGROUND</text:p>
          </table:table-cell>
          <table:table-cell office:value-type="string" table:style-name="ce8">
            <text:p>IMPACT</text:p>
          </table:table-cell>
          <table:table-cell office:value-type="string" table:style-name="ce9">
            <text:p>WHO</text:p>
          </table:table-cell>
          <table:table-cell office:value-type="string" table:style-name="ce9">
            <text:p>TAGS</text:p>
          </table:table-cell>
          <table:table-cell office:value-type="string" table:style-name="ce9">
            <text:p>VISUAL_AVATAR</text:p>
          </table:table-cell>
          <table:table-cell office:value-type="string" table:style-name="ce9">
            <text:p>VISUAL_FILE</text:p>
          </table:table-cell>
          <table:table-cell office:value-type="string" table:style-name="ce9">
            <text:p>VISUAL_BACKGROUND</text:p>
          </table:table-cell>
          <table:table-cell office:value-type="string" table:style-name="ce9">
            <text:p>VISUAL_BANNER</text:p>
          </table:table-cell>
          <table:table-cell office:value-type="string" table:style-name="ce9">
            <text:p>REF_WEBSITE</text:p>
          </table:table-cell>
          <table:table-cell office:value-type="string" table:style-name="ce9">
            <text:p>REF_REPO</text:p>
          </table:table-cell>
          <table:table-cell table:style-name="ce1"/>
          <table:table-cell table:number-columns-repeated="14" table:style-name="ce10"/>
          <table:table-cell table:number-columns-repeated="16354"/>
        </table:table-row>
        <table:table-row table:style-name="ro5">
          <table:table-cell office:value-type="string" table:style-name="ce11">
            <text:p>UN Sustainable Development Goals</text:p>
          </table:table-cell>
          <table:table-cell office:value-type="string" table:style-name="ce3">
            <text:p>un-sdgs</text:p>
          </table:table-cell>
          <table:table-cell office:value-type="string" table:style-name="ce3">
            <text:p>united-nations</text:p>
          </table:table-cell>
          <table:table-cell office:value-type="string" table:style-name="ce3">
            <text:p>A shared blueprint for peace and prosperity for people and the planet, now and into the future</text:p>
          </table:table-cell>
          <table:table-cell office:value-type="string" table:style-name="ce12">
            <text:p>The 17 Sustainable Development Goals (SDGs) are a framework for global action, allowing us to align and coordinate our actions in pursuit of the a better future.</text:p>
          </table:table-cell>
          <table:table-cell office:value-type="string" table:style-name="ce12">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table:style-name="ce12">
            <text:p>An end to poverty and other deprivations, improve health and education, reduce inequality, and spur economic growth – all while tackling climate change and working to preserve our oceans and forests.</text:p>
          </table:table-cell>
          <table:table-cell office:value-type="string" table:style-name="ce3">
            <text:p>Everyone</text:p>
          </table:table-cell>
          <table:table-cell office:value-type="string" table:style-name="ce7">
            <text:p>collaborate, connect, context, coordinate, community, challenge</text:p>
          </table:table-cell>
          <table:table-cell office:value-type="string" table:style-name="ce13">
            <text:p><text:a xlink:href="https://sdgs.un.org/themes/custom/porto/assets/images/logo.svg">https://sdgs.un.org/themes/custom/porto/assets/images/logo.svg</text:a></text:p>
          </table:table-cell>
          <table:table-cell office:value-type="string" table:style-name="ce4">
            <text:p>sdgs-ecoverse-background.jpg</text:p>
          </table:table-cell>
          <table:table-cell office:value-type="string" office:string-value="https://gateway.pinata.cloud/ipfs/QmbecCLPbToKyt9CjfThTa6RXBUmUwuaC7y4wsHwM4Hb89/sdgs-ecoverse-background.jpg" table:formula="of:=[Information.B13]&amp;[.K2]" table:style-name="ce4">
            <text:p>https://gateway.pinata.cloud/ipfs/QmbecCLPbToKyt9CjfThTa6RXBUmUwuaC7y4wsHwM4Hb89/sdgs-ecoverse-background.jpg</text:p>
          </table:table-cell>
          <table:table-cell office:value-type="string" table:style-name="ce7">
            <text:p>https://sdgs.un.org/themes/custom/porto/assets/goals/global-goals.png</text:p>
          </table:table-cell>
          <table:table-cell office:value-type="string" table:style-name="ce14">
            <text:p><text:a xlink:href="https://sdgs.un.org/goals">https://sdgs.un.org/goals</text:a></text:p>
          </table:table-cell>
          <table:table-cell office:value-type="string" table:style-name="ce15">
            <text:p>http://github.com/cherrytwist</text:p>
          </table:table-cell>
          <table:table-cell table:number-columns-repeated="16369" table:style-name="ce1"/>
        </table:table-row>
        <table:table-row table:number-rows-repeated="14" table:style-name="ro3">
          <table:table-cell table:number-columns-repeated="4" table:style-name="ce1"/>
          <table:table-cell table:number-columns-repeated="3" table:style-name="ce12"/>
          <table:table-cell table:number-columns-repeated="16377"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5" table:number-columns-repeated="2" table:default-cell-style-name="ce1"/>
        <table:table-column table:style-name="co16" table:default-cell-style-name="ce1"/>
        <table:table-column table:style-name="co17" table:default-cell-style-name="ce1"/>
        <table:table-column table:style-name="co13" table:default-cell-style-name="ce1"/>
        <table:table-column table:style-name="co18" table:default-cell-style-name="ce1"/>
        <table:table-column table:style-name="co3" table:number-columns-repeated="2"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3" table:default-cell-style-name="ce1"/>
        <table:table-column table:style-name="co23" table:default-cell-style-name="ce1"/>
        <table:table-column table:style-name="co3" table:number-columns-repeated="50" table:default-cell-style-name="ce1"/>
        <table:table-column table:style-name="co5" table:number-columns-repeated="16319"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TAGLINE</text:p>
          </table:table-cell>
          <table:table-cell office:value-type="string" table:style-name="ce9">
            <text:p>VISION</text:p>
          </table:table-cell>
          <table:table-cell office:value-type="string" table:style-name="ce9">
            <text:p>BACKGROUND</text:p>
          </table:table-cell>
          <table:table-cell office:value-type="string" table:style-name="ce9">
            <text:p>IMPACT</text:p>
          </table:table-cell>
          <table:table-cell office:value-type="string" table:style-name="ce9">
            <text:p>WHO</text:p>
          </table:table-cell>
          <table:table-cell office:value-type="string" table:style-name="ce9">
            <text:p>TAGS</text:p>
          </table:table-cell>
          <table:table-cell office:value-type="string" table:style-name="ce9">
            <text:p>VISUAL_AVATAR</text:p>
          </table:table-cell>
          <table:table-cell office:value-type="string" table:style-name="ce9">
            <text:p>VISUAL_BACKGROUND_FILE</text:p>
          </table:table-cell>
          <table:table-cell office:value-type="string" table:style-name="ce9">
            <text:p>VISUAL_BACKGROUND</text:p>
          </table:table-cell>
          <table:table-cell office:value-type="string" table:style-name="ce9">
            <text:p>VISUAL_BANNER</text:p>
          </table:table-cell>
          <table:table-cell office:value-type="string" table:style-name="ce10">
            <text:p>REF_JITSI</text:p>
          </table:table-cell>
          <table:table-cell office:value-type="string" table:style-name="ce9">
            <text:p>REF_VIDEO</text:p>
          </table:table-cell>
          <table:table-cell table:number-columns-repeated="13" table:style-name="ce10"/>
          <table:table-cell table:number-columns-repeated="16356"/>
        </table:table-row>
        <table:table-row table:style-name="ro6">
          <table:table-cell office:value-type="string" table:style-name="ce4">
            <text:p>02 Zero Hunger</text:p>
          </table:table-cell>
          <table:table-cell office:value-type="string" table:style-name="ce3">
            <text:p>Food</text:p>
          </table:table-cell>
          <table:table-cell office:value-type="string" table:style-name="ce3">
            <text:p>Food</text:p>
          </table:table-cell>
          <table:table-cell office:value-type="string" table:style-name="ce3">
            <text:p>End hunger, achieve food security and improved nutrition and promote sustainable agriculture</text:p>
          </table:table-cell>
          <table:table-cell office:value-type="string" table:style-name="ce3">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office:value-type="string" table:style-name="ce3">
            <text:p>End hunger, achieve food security and improved nutrition and promote sustainable agriculture</text:p>
          </table:table-cell>
          <table:table-cell office:value-type="string" table:style-name="ce3">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office:value-type="string" table:style-name="ce3">
            <text:p>Global community</text:p>
          </table:table-cell>
          <table:table-cell office:value-type="string" table:style-name="ce7">
            <text:p>hunger, equal access, land use, food, nutrition</text:p>
          </table:table-cell>
          <table:table-cell office:value-type="string" table:style-name="ce1">
            <text:p>https://unstats.un.org//sdgs/report/2020/img/goal2_icon.pn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2.jpg</text:p>
          </table:table-cell>
          <table:table-cell office:value-type="string" table:style-name="ce13">
            <text:p>https://sdgs.un.org/themes/custom/porto/assets/goals/images/img-goal-2.jpg</text:p>
          </table:table-cell>
          <table:table-cell office:value-type="string" office:string-value="https://meet.jit.si/ecoverse_un-sdgs_Food" table:formula="of:=&quot;https://meet.jit.si/ecoverse_&quot;&amp;[Hub.$B$2]&amp;&quot;_&quot;&amp;[.B2]" table:style-name="ce1">
            <text:p>https://meet.jit.si/ecoverse_un-sdgs_Food</text:p>
          </table:table-cell>
          <table:table-cell office:value-type="string" table:style-name="ce15">
            <text:p><text:a xlink:href="https://www.youtube.com/watch?v=v4qj6MRCdIo">https://www.youtube.com/watch?v=v4qj6MRCdIo</text:a></text:p>
          </table:table-cell>
          <table:table-cell table:number-columns-repeated="16369" table:style-name="ce1"/>
        </table:table-row>
        <table:table-row table:style-name="ro7">
          <table:table-cell office:value-type="string" table:style-name="ce4">
            <text:p>07 Affordable And Clean Energy</text:p>
          </table:table-cell>
          <table:table-cell office:value-type="string" table:style-name="ce3">
            <text:p>energy</text:p>
          </table:table-cell>
          <table:table-cell office:value-type="string" table:style-name="ce3">
            <text:p>Energy</text:p>
          </table:table-cell>
          <table:table-cell office:value-type="string" table:style-name="ce3">
            <text:p>Ensure access to affordable, reliable, sustainable and modern energy for all</text:p>
          </table:table-cell>
          <table:table-cell office:value-type="string" table:style-name="ce3">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https://undocs.org/en/E/2020/57</text:p>
          </table:table-cell>
          <table:table-cell office:value-type="string" table:style-name="ce3">
            <text:p>Ensure access to affordable, reliable, sustainable and modern energy for all</text:p>
          </table:table-cell>
          <table:table-cell office:value-type="string" table:style-name="ce3">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office:value-type="string" table:style-name="ce3">
            <text:p>Global community</text:p>
          </table:table-cell>
          <table:table-cell office:value-type="string" table:style-name="ce7">
            <text:p>energy, grid, renewable, balanced, clean</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5.jpg</text:p>
          </table:table-cell>
          <table:table-cell office:value-type="string" table:style-name="ce13">
            <text:p>https://sdgs.un.org/themes/custom/porto/assets/goals/images/img-goal-5.jpg</text:p>
          </table:table-cell>
          <table:table-cell office:value-type="string" office:string-value="https://meet.jit.si/ecoverse_un-sdgs_energy" table:formula="of:=&quot;https://meet.jit.si/ecoverse_&quot;&amp;[Hub.$B$2]&amp;&quot;_&quot;&amp;[.B3]" table:style-name="ce1">
            <text:p>https://meet.jit.si/ecoverse_un-sdgs_energy</text:p>
          </table:table-cell>
          <table:table-cell office:value-type="string" table:style-name="ce15">
            <text:p><text:a xlink:href="https://www.youtube.com/watch?v=uOFCyAjH6ew">https://www.youtube.com/watch?v=uOFCyAjH6ew</text:a></text:p>
          </table:table-cell>
          <table:table-cell table:number-columns-repeated="16369" table:style-name="ce1"/>
        </table:table-row>
        <table:table-row table:style-name="ro8">
          <table:table-cell office:value-type="string" table:style-name="ce4">
            <text:p>06 Clean Water And Sanitation</text:p>
          </table:table-cell>
          <table:table-cell office:value-type="string" table:style-name="ce3">
            <text:p>water</text:p>
          </table:table-cell>
          <table:table-cell office:value-type="string" table:style-name="ce3">
            <text:p>Water</text:p>
          </table:table-cell>
          <table:table-cell office:value-type="string" table:style-name="ce3">
            <text:p>Ensure availability and sustainable management of water and sanitation for all</text:p>
          </table:table-cell>
          <table:table-cell office:value-type="string" table:style-name="ce3">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office:value-type="string" table:style-name="ce3">
            <text:p>Ensure availability and sustainable management of water and sanitation for all</text:p>
          </table:table-cell>
          <table:table-cell office:value-type="string" table:style-name="ce3">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office:value-type="string" table:style-name="ce3">
            <text:p>Global community</text:p>
          </table:table-cell>
          <table:table-cell office:value-type="string" table:style-name="ce7">
            <text:p>water, pollution, fresh water, sea, hygine</text:p>
          </table:table-cell>
          <table:table-cell office:value-type="string" table:style-name="ce15">
            <text:p>https://sdgs.un.org/sites/default/files/styles/sdgs_news_thumbnail/public/news/orange_and_white_key_takeaways_twitter_post.jpg?itok=CJDJihiF</text:p>
          </table:table-cell>
          <table:table-cell office:value-type="string" table:style-name="ce3">
            <text:p>The-Sustainable-Development-Goals-Report-2020_Page_13_0.png</text:p>
          </table:table-cell>
          <table:table-cell office:value-type="string" table:style-name="ce13">
            <text:p>https://sdgs.un.org/themes/custom/porto/assets/goals/images/img-goal-6.jpg</text:p>
          </table:table-cell>
          <table:table-cell office:value-type="string" table:style-name="ce13">
            <text:p>https://sdgs.un.org/themes/custom/porto/assets/goals/images/img-goal-6.jpg</text:p>
          </table:table-cell>
          <table:table-cell office:value-type="string" office:string-value="https://meet.jit.si/ecoverse_un-sdgs_water" table:formula="of:=&quot;https://meet.jit.si/ecoverse_&quot;&amp;[Hub.$B$2]&amp;&quot;_&quot;&amp;[.B4]" table:style-name="ce1">
            <text:p>https://meet.jit.si/ecoverse_un-sdgs_water</text:p>
          </table:table-cell>
          <table:table-cell office:value-type="string" table:style-name="ce15">
            <text:p><text:a xlink:href="https://www.youtube.com/watch?v=YTIPokrtNQ0">https://www.youtube.com/watch?v=YTIPokrtNQ0</text:a></text:p>
          </table:table-cell>
          <table:table-cell table:number-columns-repeated="16369" table:style-name="ce1"/>
        </table:table-row>
        <table:table-row table:style-name="ro9">
          <table:table-cell office:value-type="string" table:style-name="ce4">
            <text:p>13 Climate Action</text:p>
          </table:table-cell>
          <table:table-cell office:value-type="string" table:style-name="ce3">
            <text:p>climate</text:p>
          </table:table-cell>
          <table:table-cell office:value-type="string" table:style-name="ce3">
            <text:p>Climate</text:p>
          </table:table-cell>
          <table:table-cell office:value-type="string" table:style-name="ce3">
            <text:p>Take urgent action to combat climate change and its impact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global warming, carbon, heating, fossil fuels</text:p>
          </table:table-cell>
          <table:table-cell office:value-type="string" table:style-name="ce15">
            <text:p>https://sdgs.un.org/sites/default/files/styles/sdgs_news_thumbnail/public/news/orange_and_white_key_takeaways_twitter_post.jpg?itok=CJDJihiF</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3.jpg</text:p>
          </table:table-cell>
          <table:table-cell office:value-type="string" table:style-name="ce13">
            <text:p>https://sdgs.un.org/themes/custom/porto/assets/goals/images/img-goal-13.jpg</text:p>
          </table:table-cell>
          <table:table-cell office:value-type="string" office:string-value="https://meet.jit.si/ecoverse_un-sdgs_climate" table:formula="of:=&quot;https://meet.jit.si/ecoverse_&quot;&amp;[Hub.$B$2]&amp;&quot;_&quot;&amp;[.B5]" table:style-name="ce1">
            <text:p>https://meet.jit.si/ecoverse_un-sdgs_climate</text:p>
          </table:table-cell>
          <table:table-cell office:value-type="string" table:style-name="ce15">
            <text:p><text:a xlink:href="https://www.youtube.com/watch?v=TPnRqFeXiP0">https://www.youtube.com/watch?v=TPnRqFeXiP0</text:a></text:p>
          </table:table-cell>
          <table:table-cell table:number-columns-repeated="16369" table:style-name="ce1"/>
        </table:table-row>
        <table:table-row table:style-name="ro9">
          <table:table-cell office:value-type="string" table:style-name="ce4">
            <text:p>01 No Poverty</text:p>
          </table:table-cell>
          <table:table-cell office:value-type="string" table:style-name="ce3">
            <text:p>ch1</text:p>
          </table:table-cell>
          <table:table-cell office:value-type="string" table:style-name="ce3">
            <text:p>Climate</text:p>
          </table:table-cell>
          <table:table-cell office:value-type="string" table:style-name="ce8">
            <text:p>End poverty in all its forms everywhere</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income, fair wage, access, conditions</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jpg</text:p>
          </table:table-cell>
          <table:table-cell office:value-type="string" table:style-name="ce13">
            <text:p>https://sdgs.un.org/themes/custom/porto/assets/goals/images/img-goal-1.jpg</text:p>
          </table:table-cell>
          <table:table-cell office:value-type="string" office:string-value="https://meet.jit.si/ecoverse_un-sdgs_ch1" table:formula="of:=&quot;https://meet.jit.si/ecoverse_&quot;&amp;[Hub.$B$2]&amp;&quot;_&quot;&amp;[.B6]" table:style-name="ce1">
            <text:p>https://meet.jit.si/ecoverse_un-sdgs_ch1</text:p>
          </table:table-cell>
          <table:table-cell office:value-type="string" table:style-name="ce15">
            <text:p><text:a xlink:href="https://www.youtube.com/watch?v=TPnRqFeXiP0">https://www.youtube.com/watch?v=TPnRqFeXiP0</text:a></text:p>
          </table:table-cell>
          <table:table-cell table:number-columns-repeated="16369" table:style-name="ce1"/>
        </table:table-row>
        <table:table-row table:style-name="ro10">
          <table:table-cell office:value-type="string" table:style-name="ce4">
            <text:p>03 Good Health And Well-Being</text:p>
          </table:table-cell>
          <table:table-cell office:value-type="string" table:style-name="ce3">
            <text:p>ch3</text:p>
          </table:table-cell>
          <table:table-cell office:value-type="string" table:style-name="ce3">
            <text:p>Food</text:p>
          </table:table-cell>
          <table:table-cell office:value-type="string" table:style-name="ce8">
            <text:p>Ensure healthy lives and promote well-being for all at all age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health, wellness, exercise, nutrition</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3.jpg</text:p>
          </table:table-cell>
          <table:table-cell office:value-type="string" table:style-name="ce13">
            <text:p>https://sdgs.un.org/themes/custom/porto/assets/goals/images/img-goal-3.jpg</text:p>
          </table:table-cell>
          <table:table-cell office:value-type="string" office:string-value="https://meet.jit.si/ecoverse_un-sdgs_ch3" table:formula="of:=&quot;https://meet.jit.si/ecoverse_&quot;&amp;[Hub.$B$2]&amp;&quot;_&quot;&amp;[.B7]" table:style-name="ce1">
            <text:p>https://meet.jit.si/ecoverse_un-sdgs_ch3</text:p>
          </table:table-cell>
          <table:table-cell office:value-type="string" table:style-name="ce15">
            <text:p><text:a xlink:href="https://www.youtube.com/watch?v=TPnRqFeXiP0">https://www.youtube.com/watch?v=TPnRqFeXiP0</text:a></text:p>
          </table:table-cell>
          <table:table-cell table:number-columns-repeated="16369" table:style-name="ce1"/>
        </table:table-row>
        <table:table-row table:style-name="ro11">
          <table:table-cell office:value-type="string" table:style-name="ce4">
            <text:p>04 Quality Education</text:p>
          </table:table-cell>
          <table:table-cell office:value-type="string" table:style-name="ce3">
            <text:p>ch4</text:p>
          </table:table-cell>
          <table:table-cell office:value-type="string" table:style-name="ce3">
            <text:p>Food</text:p>
          </table:table-cell>
          <table:table-cell office:value-type="string" table:style-name="ce8">
            <text:p>Ensure inclusive and equitable quality education and promote lifelong learning opportunities for all.</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Equality, access, schools, curriculum</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4.jpg</text:p>
          </table:table-cell>
          <table:table-cell office:value-type="string" table:style-name="ce13">
            <text:p>https://sdgs.un.org/themes/custom/porto/assets/goals/images/img-goal-4.jpg</text:p>
          </table:table-cell>
          <table:table-cell office:value-type="string" office:string-value="https://meet.jit.si/ecoverse_un-sdgs_ch4" table:formula="of:=&quot;https://meet.jit.si/ecoverse_&quot;&amp;[Hub.$B$2]&amp;&quot;_&quot;&amp;[.B8]" table:style-name="ce1">
            <text:p>https://meet.jit.si/ecoverse_un-sdgs_ch4</text:p>
          </table:table-cell>
          <table:table-cell office:value-type="string" table:style-name="ce15">
            <text:p><text:a xlink:href="https://www.youtube.com/watch?v=TPnRqFeXiP0">https://www.youtube.com/watch?v=TPnRqFeXiP0</text:a></text:p>
          </table:table-cell>
          <table:table-cell table:number-columns-repeated="16369" table:style-name="ce1"/>
        </table:table-row>
        <table:table-row table:style-name="ro10">
          <table:table-cell office:value-type="string" table:style-name="ce4">
            <text:p>05 Gender Equality</text:p>
          </table:table-cell>
          <table:table-cell office:value-type="string" table:style-name="ce3">
            <text:p>ch5</text:p>
          </table:table-cell>
          <table:table-cell office:value-type="string" table:style-name="ce3">
            <text:p>Food</text:p>
          </table:table-cell>
          <table:table-cell office:value-type="string" table:style-name="ce8">
            <text:p>Achieve gender equality and empower all women and girl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Female, access, family, role</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5.jpg</text:p>
          </table:table-cell>
          <table:table-cell office:value-type="string" table:style-name="ce13">
            <text:p>https://sdgs.un.org/themes/custom/porto/assets/goals/images/img-goal-5.jpg</text:p>
          </table:table-cell>
          <table:table-cell office:value-type="string" office:string-value="https://meet.jit.si/ecoverse_un-sdgs_ch5" table:formula="of:=&quot;https://meet.jit.si/ecoverse_&quot;&amp;[Hub.$B$2]&amp;&quot;_&quot;&amp;[.B9]" table:style-name="ce1">
            <text:p>https://meet.jit.si/ecoverse_un-sdgs_ch5</text:p>
          </table:table-cell>
          <table:table-cell office:value-type="string" table:style-name="ce15">
            <text:p><text:a xlink:href="https://www.youtube.com/watch?v=TPnRqFeXiP0">https://www.youtube.com/watch?v=TPnRqFeXiP0</text:a></text:p>
          </table:table-cell>
          <table:table-cell table:number-columns-repeated="16369" table:style-name="ce1"/>
        </table:table-row>
        <table:table-row table:style-name="ro11">
          <table:table-cell office:value-type="string" table:style-name="ce4">
            <text:p>08 Decent Work And Economic Growth</text:p>
          </table:table-cell>
          <table:table-cell office:value-type="string" table:style-name="ce3">
            <text:p>ch8</text:p>
          </table:table-cell>
          <table:table-cell office:value-type="string" table:style-name="ce3">
            <text:p>Energy</text:p>
          </table:table-cell>
          <table:table-cell office:value-type="string" table:style-name="ce8">
            <text:p>Promote sustained, inclusive and sustainable economic growth, full and productive employment and decent work for all.</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Market, meaning, income, recognition</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8.jpg</text:p>
          </table:table-cell>
          <table:table-cell office:value-type="string" table:style-name="ce13">
            <text:p>https://sdgs.un.org/themes/custom/porto/assets/goals/images/img-goal-8.jpg</text:p>
          </table:table-cell>
          <table:table-cell office:value-type="string" office:string-value="https://meet.jit.si/ecoverse_un-sdgs_ch8" table:formula="of:=&quot;https://meet.jit.si/ecoverse_&quot;&amp;[Hub.$B$2]&amp;&quot;_&quot;&amp;[.B10]" table:style-name="ce1">
            <text:p>https://meet.jit.si/ecoverse_un-sdgs_ch8</text:p>
          </table:table-cell>
          <table:table-cell office:value-type="string" table:style-name="ce15">
            <text:p><text:a xlink:href="https://www.youtube.com/watch?v=TPnRqFeXiP0">https://www.youtube.com/watch?v=TPnRqFeXiP0</text:a></text:p>
          </table:table-cell>
          <table:table-cell table:number-columns-repeated="16369" table:style-name="ce1"/>
        </table:table-row>
        <table:table-row table:style-name="ro11">
          <table:table-cell office:value-type="string" table:style-name="ce4">
            <text:p>09 Industrial, Innovation + Infrastructure</text:p>
          </table:table-cell>
          <table:table-cell office:value-type="string" table:style-name="ce3">
            <text:p>ch9</text:p>
          </table:table-cell>
          <table:table-cell office:value-type="string" table:style-name="ce3">
            <text:p>Energy</text:p>
          </table:table-cell>
          <table:table-cell office:value-type="string" table:style-name="ce8">
            <text:p>Build resilient infrastructure, promote inclusive and sustainable industrialization and foster innovation.</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Innovation, fundamentals, manufacturing, workers</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9.jpg</text:p>
          </table:table-cell>
          <table:table-cell office:value-type="string" table:style-name="ce13">
            <text:p>https://sdgs.un.org/themes/custom/porto/assets/goals/images/img-goal-9.jpg</text:p>
          </table:table-cell>
          <table:table-cell office:value-type="string" office:string-value="https://meet.jit.si/ecoverse_un-sdgs_ch9" table:formula="of:=&quot;https://meet.jit.si/ecoverse_&quot;&amp;[Hub.$B$2]&amp;&quot;_&quot;&amp;[.B11]" table:style-name="ce1">
            <text:p>https://meet.jit.si/ecoverse_un-sdgs_ch9</text:p>
          </table:table-cell>
          <table:table-cell office:value-type="string" table:style-name="ce15">
            <text:p><text:a xlink:href="https://www.youtube.com/watch?v=TPnRqFeXiP0">https://www.youtube.com/watch?v=TPnRqFeXiP0</text:a></text:p>
          </table:table-cell>
          <table:table-cell table:number-columns-repeated="16369" table:style-name="ce1"/>
        </table:table-row>
        <table:table-row table:style-name="ro2">
          <table:table-cell office:value-type="string" table:style-name="ce4">
            <text:p>10 Reduced Inequalities</text:p>
          </table:table-cell>
          <table:table-cell office:value-type="string" table:style-name="ce3">
            <text:p>ch10</text:p>
          </table:table-cell>
          <table:table-cell office:value-type="string" table:style-name="ce3">
            <text:p>Energy</text:p>
          </table:table-cell>
          <table:table-cell office:value-type="string" table:style-name="ce8">
            <text:p>Reduce inequality within and among countrie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Fairness, investment, third world, debt</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0.jpg</text:p>
          </table:table-cell>
          <table:table-cell office:value-type="string" table:style-name="ce13">
            <text:p>https://sdgs.un.org/themes/custom/porto/assets/goals/images/img-goal-10.jpg</text:p>
          </table:table-cell>
          <table:table-cell office:value-type="string" office:string-value="https://meet.jit.si/ecoverse_un-sdgs_ch10" table:formula="of:=&quot;https://meet.jit.si/ecoverse_&quot;&amp;[Hub.$B$2]&amp;&quot;_&quot;&amp;[.B12]" table:style-name="ce1">
            <text:p>https://meet.jit.si/ecoverse_un-sdgs_ch10</text:p>
          </table:table-cell>
          <table:table-cell office:value-type="string" table:style-name="ce15">
            <text:p><text:a xlink:href="https://www.youtube.com/watch?v=TPnRqFeXiP0">https://www.youtube.com/watch?v=TPnRqFeXiP0</text:a></text:p>
          </table:table-cell>
          <table:table-cell table:number-columns-repeated="16369" table:style-name="ce1"/>
        </table:table-row>
        <table:table-row table:style-name="ro10">
          <table:table-cell office:value-type="string" table:style-name="ce4">
            <text:p>11 Sustainable Cities and Communities</text:p>
          </table:table-cell>
          <table:table-cell office:value-type="string" table:style-name="ce3">
            <text:p>ch11</text:p>
          </table:table-cell>
          <table:table-cell office:value-type="string" table:style-name="ce3">
            <text:p>Energy</text:p>
          </table:table-cell>
          <table:table-cell office:value-type="string" table:style-name="ce8">
            <text:p>Make cities and human settlements inclusive, safe, resilient and sustainable.</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quality of life, urban planning, city, neighbourhood</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1.jpg</text:p>
          </table:table-cell>
          <table:table-cell office:value-type="string" table:style-name="ce13">
            <text:p>https://sdgs.un.org/themes/custom/porto/assets/goals/images/img-goal-11.jpg</text:p>
          </table:table-cell>
          <table:table-cell office:value-type="string" office:string-value="https://meet.jit.si/ecoverse_un-sdgs_ch11" table:formula="of:=&quot;https://meet.jit.si/ecoverse_&quot;&amp;[Hub.$B$2]&amp;&quot;_&quot;&amp;[.B13]" table:style-name="ce1">
            <text:p>https://meet.jit.si/ecoverse_un-sdgs_ch11</text:p>
          </table:table-cell>
          <table:table-cell office:value-type="string" table:style-name="ce15">
            <text:p><text:a xlink:href="https://www.youtube.com/watch?v=TPnRqFeXiP0">https://www.youtube.com/watch?v=TPnRqFeXiP0</text:a></text:p>
          </table:table-cell>
          <table:table-cell table:number-columns-repeated="16369" table:style-name="ce1"/>
        </table:table-row>
        <table:table-row table:style-name="ro10">
          <table:table-cell office:value-type="string" table:style-name="ce4">
            <text:p>12 Responsible Consumption + Production</text:p>
          </table:table-cell>
          <table:table-cell office:value-type="string" table:style-name="ce3">
            <text:p>ch12</text:p>
          </table:table-cell>
          <table:table-cell office:value-type="string" table:style-name="ce3">
            <text:p>Energy</text:p>
          </table:table-cell>
          <table:table-cell office:value-type="string" table:style-name="ce8">
            <text:p>Ensure sustainable consumption and production pattern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Balance, ecosystem, nature, livelihoods</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2.jpg</text:p>
          </table:table-cell>
          <table:table-cell office:value-type="string" table:style-name="ce13">
            <text:p>https://sdgs.un.org/themes/custom/porto/assets/goals/images/img-goal-12.jpg</text:p>
          </table:table-cell>
          <table:table-cell office:value-type="string" office:string-value="https://meet.jit.si/ecoverse_un-sdgs_ch12" table:formula="of:=&quot;https://meet.jit.si/ecoverse_&quot;&amp;[Hub.$B$2]&amp;&quot;_&quot;&amp;[.B14]" table:style-name="ce1">
            <text:p>https://meet.jit.si/ecoverse_un-sdgs_ch12</text:p>
          </table:table-cell>
          <table:table-cell office:value-type="string" table:style-name="ce15">
            <text:p><text:a xlink:href="https://www.youtube.com/watch?v=TPnRqFeXiP0">https://www.youtube.com/watch?v=TPnRqFeXiP0</text:a></text:p>
          </table:table-cell>
          <table:table-cell table:number-columns-repeated="16369" table:style-name="ce1"/>
        </table:table-row>
        <table:table-row table:style-name="ro12">
          <table:table-cell office:value-type="string" table:style-name="ce4">
            <text:p>14 Life Below Water</text:p>
          </table:table-cell>
          <table:table-cell office:value-type="string" table:style-name="ce3">
            <text:p>ch14</text:p>
          </table:table-cell>
          <table:table-cell office:value-type="string" table:style-name="ce3">
            <text:p>Energy</text:p>
          </table:table-cell>
          <table:table-cell office:value-type="string" table:style-name="ce8">
            <text:p>Conserve and sustainably use the oceans, seas and marine resources for sustainable development.</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oceans, sea life, sustainable, fishing</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4.jpg</text:p>
          </table:table-cell>
          <table:table-cell office:value-type="string" table:style-name="ce13">
            <text:p>https://sdgs.un.org/themes/custom/porto/assets/goals/images/img-goal-14.jpg</text:p>
          </table:table-cell>
          <table:table-cell office:value-type="string" office:string-value="https://meet.jit.si/ecoverse_un-sdgs_ch14" table:formula="of:=&quot;https://meet.jit.si/ecoverse_&quot;&amp;[Hub.$B$2]&amp;&quot;_&quot;&amp;[.B15]" table:style-name="ce1">
            <text:p>https://meet.jit.si/ecoverse_un-sdgs_ch14</text:p>
          </table:table-cell>
          <table:table-cell office:value-type="string" table:style-name="ce15">
            <text:p><text:a xlink:href="https://www.youtube.com/watch?v=TPnRqFeXiP0">https://www.youtube.com/watch?v=TPnRqFeXiP0</text:a></text:p>
          </table:table-cell>
          <table:table-cell table:number-columns-repeated="16369" table:style-name="ce1"/>
        </table:table-row>
        <table:table-row table:style-name="ro13">
          <table:table-cell office:value-type="string" table:style-name="ce4">
            <text:p>15 Life On Land</text:p>
          </table:table-cell>
          <table:table-cell office:value-type="string" table:style-name="ce3">
            <text:p>ch15</text:p>
          </table:table-cell>
          <table:table-cell office:value-type="string" table:style-name="ce3">
            <text:p>Energy</text:p>
          </table:table-cell>
          <table:table-cell office:value-type="string" table:style-name="ce8">
            <text:p>Protect, restore and promote sustainable use of terrestrial ecosystems, sustainably manage forests, combat desertification, and halt and reverse land degradation and halt biodiversity los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animals, water, space, ecosystem</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5.jpg</text:p>
          </table:table-cell>
          <table:table-cell office:value-type="string" table:style-name="ce13">
            <text:p>https://sdgs.un.org/themes/custom/porto/assets/goals/images/img-goal-15.jpg</text:p>
          </table:table-cell>
          <table:table-cell office:value-type="string" office:string-value="https://meet.jit.si/ecoverse_un-sdgs_ch15" table:formula="of:=&quot;https://meet.jit.si/ecoverse_&quot;&amp;[Hub.$B$2]&amp;&quot;_&quot;&amp;[.B16]" table:style-name="ce1">
            <text:p>https://meet.jit.si/ecoverse_un-sdgs_ch15</text:p>
          </table:table-cell>
          <table:table-cell office:value-type="string" table:style-name="ce15">
            <text:p><text:a xlink:href="https://www.youtube.com/watch?v=TPnRqFeXiP0">https://www.youtube.com/watch?v=TPnRqFeXiP0</text:a></text:p>
          </table:table-cell>
          <table:table-cell table:number-columns-repeated="16369" table:style-name="ce1"/>
        </table:table-row>
        <table:table-row table:style-name="ro14">
          <table:table-cell office:value-type="string" table:style-name="ce4">
            <text:p>16 Peace, Justice And Strong Institutions</text:p>
          </table:table-cell>
          <table:table-cell office:value-type="string" table:style-name="ce3">
            <text:p>ch16</text:p>
          </table:table-cell>
          <table:table-cell office:value-type="string" table:style-name="ce3">
            <text:p>Energy</text:p>
          </table:table-cell>
          <table:table-cell office:value-type="string" table:style-name="ce8">
            <text:p>Promote peaceful and inclusive societies for sustainable development, provide access to justice for all and build effective, accountable and inclusive institutions at all levels.</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Fairness, access, representation, legal</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6.jpg</text:p>
          </table:table-cell>
          <table:table-cell office:value-type="string" table:style-name="ce13">
            <text:p>https://sdgs.un.org/themes/custom/porto/assets/goals/images/img-goal-16.jpg</text:p>
          </table:table-cell>
          <table:table-cell office:value-type="string" office:string-value="https://meet.jit.si/ecoverse_un-sdgs_ch16" table:formula="of:=&quot;https://meet.jit.si/ecoverse_&quot;&amp;[Hub.$B$2]&amp;&quot;_&quot;&amp;[.B17]" table:style-name="ce1">
            <text:p>https://meet.jit.si/ecoverse_un-sdgs_ch16</text:p>
          </table:table-cell>
          <table:table-cell office:value-type="string" table:style-name="ce15">
            <text:p><text:a xlink:href="https://www.youtube.com/watch?v=TPnRqFeXiP0">https://www.youtube.com/watch?v=TPnRqFeXiP0</text:a></text:p>
          </table:table-cell>
          <table:table-cell table:number-columns-repeated="16369"/>
        </table:table-row>
        <table:table-row table:style-name="ro11">
          <table:table-cell office:value-type="string" table:style-name="ce4">
            <text:p>17 Partnerships For The Goals</text:p>
          </table:table-cell>
          <table:table-cell office:value-type="string" table:style-name="ce3">
            <text:p>ch17</text:p>
          </table:table-cell>
          <table:table-cell office:value-type="string" table:style-name="ce3">
            <text:p>Energy</text:p>
          </table:table-cell>
          <table:table-cell office:value-type="string" table:style-name="ce8">
            <text:p>Strengthen the means of implementation and revitalize the global partnership for sustainable development.</text:p>
          </table:table-cell>
          <table:table-cell office:value-type="string" table:style-name="ce3">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Connecting, collaborating, understanding, communicating</text:p>
          </table:table-cell>
          <table:table-cell office:value-type="string" table:style-name="ce15">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3">
            <text:p>https://sdgs.un.org/themes/custom/porto/assets/goals/images/img-goal-17.jpg</text:p>
          </table:table-cell>
          <table:table-cell office:value-type="string" table:style-name="ce13">
            <text:p>https://sdgs.un.org/themes/custom/porto/assets/goals/images/img-goal-17.jpg</text:p>
          </table:table-cell>
          <table:table-cell office:value-type="string" office:string-value="https://meet.jit.si/ecoverse_un-sdgs_ch17" table:formula="of:=&quot;https://meet.jit.si/ecoverse_&quot;&amp;[Hub.$B$2]&amp;&quot;_&quot;&amp;[.B18]" table:style-name="ce1">
            <text:p>https://meet.jit.si/ecoverse_un-sdgs_ch17</text:p>
          </table:table-cell>
          <table:table-cell office:value-type="string" table:style-name="ce15">
            <text:p><text:a xlink:href="https://www.youtube.com/watch?v=TPnRqFeXiP0">https://www.youtube.com/watch?v=TPnRqFeXiP0</text:a></text:p>
          </table:table-cell>
          <table:table-cell table:number-columns-repeated="16369"/>
        </table:table-row>
        <table:table-row table:number-rows-repeated="14" table:style-name="ro3">
          <table:table-cell table:number-columns-repeated="16384" table:style-name="ce1"/>
        </table:table-row>
        <table:table-row table:number-rows-repeated="943" table:style-name="ro3">
          <table:table-cell table:number-columns-repeated="16384"/>
        </table:table-row>
        <table:table-row table:number-rows-repeated="1047577" table:style-name="ro1">
          <table:table-cell table:number-columns-repeated="16384"/>
        </table:table-row>
        <table:table-row table:number-rows-repeated="24" table:style-name="ro15">
          <table:table-cell table:number-columns-repeated="16384"/>
        </table:table-row>
      </table:table>
      <table:table table:name="Opportunities" table:style-name="ta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5" table:default-cell-style-name="ce1"/>
        <table:table-column table:style-name="co18" table:default-cell-style-name="ce1"/>
        <table:table-column table:style-name="co3" table:default-cell-style-name="ce1"/>
        <table:table-column table:style-name="co29" table:default-cell-style-name="ce1"/>
        <table:table-column table:style-name="co30" table:number-columns-repeated="5" table:default-cell-style-name="ce1"/>
        <table:table-column table:style-name="co31" table:default-cell-style-name="ce1"/>
        <table:table-column table:style-name="co3" table:number-columns-repeated="52" table:default-cell-style-name="ce1"/>
        <table:table-column table:style-name="co5" table:number-columns-repeated="16317" table:default-cell-style-name="ce1"/>
        <table:table-row table:style-name="ro4">
          <table:table-cell office:value-type="string" table:style-name="ce9">
            <text:p>ID</text:p>
          </table:table-cell>
          <table:table-cell office:value-type="string" table:style-name="ce8">
            <text:p>DISPLAY_NAME</text:p>
          </table:table-cell>
          <table:table-cell office:value-type="string" table:style-name="ce8">
            <text:p>NAME_ID</text:p>
          </table:table-cell>
          <table:table-cell office:value-type="string" table:style-name="ce9">
            <text:p>CHALLENGE</text:p>
          </table:table-cell>
          <table:table-cell office:value-type="string" table:style-name="ce9">
            <text:p>TAGLINE</text:p>
          </table:table-cell>
          <table:table-cell office:value-type="string" table:style-name="ce9">
            <text:p>BACKGROUND</text:p>
          </table:table-cell>
          <table:table-cell office:value-type="string" table:style-name="ce9">
            <text:p>VISION</text:p>
          </table:table-cell>
          <table:table-cell office:value-type="string" table:style-name="ce9">
            <text:p>IMPACT</text:p>
          </table:table-cell>
          <table:table-cell office:value-type="string" table:style-name="ce9">
            <text:p>WHO</text:p>
          </table:table-cell>
          <table:table-cell office:value-type="string" table:style-name="ce9">
            <text:p>TAGS</text:p>
          </table:table-cell>
          <table:table-cell office:value-type="string" table:style-name="ce9">
            <text:p>VISUAL_AVATAR</text:p>
          </table:table-cell>
          <table:table-cell office:value-type="string" table:style-name="ce9">
            <text:p>VISUAL_BACKGROUND</text:p>
          </table:table-cell>
          <table:table-cell office:value-type="string" table:style-name="ce9">
            <text:p>VISUAL_BANNER</text:p>
          </table:table-cell>
          <table:table-cell office:value-type="string" table:style-name="ce9">
            <text:p>REF_VIDEO</text:p>
          </table:table-cell>
          <table:table-cell office:value-type="string" table:style-name="ce9">
            <text:p>REF_JITSI</text:p>
          </table:table-cell>
          <table:table-cell table:number-columns-repeated="14" table:style-name="ce10"/>
          <table:table-cell table:number-columns-repeated="16355"/>
        </table:table-row>
        <table:table-row table:style-name="ro16">
          <table:table-cell office:value-type="float" office:value="1" table:style-name="ce3">
            <text:p>1</text:p>
          </table:table-cell>
          <table:table-cell office:value-type="string" table:style-name="ce3">
            <text:p>Rural Development</text:p>
          </table:table-cell>
          <table:table-cell office:value-type="string" table:style-name="ce3">
            <text:p>rural</text:p>
          </table:table-cell>
          <table:table-cell office:value-type="string" table:style-name="ce11">
            <text:p>food</text:p>
          </table:table-cell>
          <table:table-cell office:value-type="string" table:style-name="ce3">
            <text:p>Tagline for rural development opportunity</text:p>
          </table:table-cell>
          <table:table-cell office:value-type="string" table:style-name="ce3">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office:value-type="string" table:style-name="ce3">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office:value-type="string" table:style-name="ce3">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office:value-type="string" table:style-name="ce4">
            <text:p>Food and Agriculture Organization of the</text:p>
            <text:p>United Nations (FAO)</text:p>
          </table:table-cell>
          <table:table-cell office:value-type="string" table:style-name="ce16">
            <text:p>collaborate, connect, context, coordinate, community, opportunity</text:p>
          </table:table-cell>
          <table:table-cell office:value-type="string" table:style-name="ce15">
            <text:p><text:a xlink:href="https://sdgs.un.org/sites/default/files/styles/topic_banner/public/2020-07/rural.jpg">https://sdgs.un.org/sites/default/files/styles/topic_banner/public/2020-07/rural.jpg</text:a></text:p>
          </table:table-cell>
          <table:table-cell office:value-type="string" table:style-name="ce15">
            <text:p><text:a xlink:href="https://sdgs.un.org/sites/default/files/styles/topic_banner/public/2020-07/rural.jpg">https://sdgs.un.org/sites/default/files/styles/topic_banner/public/2020-07/rural.jpg</text:a></text:p>
          </table:table-cell>
          <table:table-cell office:value-type="string" table:style-name="ce15">
            <text:p><text:a xlink:href="https://sdgs.un.org/sites/default/files/styles/topic_banner/public/2020-07/rural.jpg">https://sdgs.un.org/sites/default/files/styles/topic_banner/public/2020-07/rural.jpg</text:a></text:p>
          </table:table-cell>
          <table:table-cell office:value-type="string" table:style-name="ce15">
            <text:p>https://www.youtube.com/watch?v=WeoIsjYBQH0</text:p>
          </table:table-cell>
          <table:table-cell office:value-type="string" office:string-value="https://meet.jit.si/ecoverse_un-sdgs_rural" table:formula="of:=&quot;https://meet.jit.si/ecoverse_&quot;&amp;[Hub.$B$2]&amp;&quot;_&quot;&amp;[.C2]" table:style-name="ce1">
            <text:p>https://meet.jit.si/ecoverse_un-sdgs_rural</text:p>
          </table:table-cell>
          <table:table-cell table:number-columns-repeated="16369" table:style-name="ce1"/>
        </table:table-row>
        <table:table-row table:style-name="ro16">
          <table:table-cell office:value-type="float" office:value="2" table:style-name="ce3">
            <text:p>2</text:p>
          </table:table-cell>
          <table:table-cell office:value-type="string" table:style-name="ce3">
            <text:p>Food security and nutrition and sustainable agriculture</text:p>
          </table:table-cell>
          <table:table-cell office:value-type="string" table:style-name="ce3">
            <text:p>food-sec</text:p>
          </table:table-cell>
          <table:table-cell office:value-type="string" table:style-name="ce11">
            <text:p>food</text:p>
          </table:table-cell>
          <table:table-cell office:value-type="string" table:style-name="ce3">
            <text:p>In case of meaningful opportunity title, no point of tagline</text:p>
          </table:table-cell>
          <table:table-cell office:value-type="string" table:style-name="ce3">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office:value-type="string" table:style-name="ce4">
            <text:p>Food and Agriculture Organization of the United Nations (FAO)</text:p>
          </table:table-cell>
          <table:table-cell office:value-type="string" table:style-name="ce16">
            <text:p>collaborate, connect, context, coordinate, community, opportunity</text:p>
          </table:table-cell>
          <table:table-cell office:value-type="string" table:style-name="ce15">
            <text:p>https://sdgs.un.org/sites/default/files/styles/topic_banner/public/2020-07/topics_13-foodsecurity-original.jpg.jpg</text:p>
          </table:table-cell>
          <table:table-cell office:value-type="string" table:style-name="ce15">
            <text:p>https://sdgs.un.org/sites/default/files/styles/topic_banner/public/2020-07/topics_13-foodsecurity-original.jpg.jpg</text:p>
          </table:table-cell>
          <table:table-cell office:value-type="string" table:style-name="ce15">
            <text:p>https://sdgs.un.org/sites/default/files/styles/topic_banner/public/2020-07/topics_13-foodsecurity-original.jpg.jpg</text:p>
          </table:table-cell>
          <table:table-cell office:value-type="string" table:style-name="ce15">
            <text:p>https://www.youtube.com/watch?v=WeoIsjYBQH0</text:p>
          </table:table-cell>
          <table:table-cell office:value-type="string" office:string-value="https://meet.jit.si/ecoverse_un-sdgs_food-sec" table:formula="of:=&quot;https://meet.jit.si/ecoverse_&quot;&amp;[Hub.$B$2]&amp;&quot;_&quot;&amp;[.C3]" table:style-name="ce1">
            <text:p>https://meet.jit.si/ecoverse_un-sdgs_food-sec</text:p>
          </table:table-cell>
          <table:table-cell table:number-columns-repeated="16369" table:style-name="ce1"/>
        </table:table-row>
        <table:table-row table:style-name="ro16">
          <table:table-cell office:value-type="float" office:value="3" table:style-name="ce3">
            <text:p>3</text:p>
          </table:table-cell>
          <table:table-cell office:value-type="string" table:style-name="ce3">
            <text:p>Energy</text:p>
          </table:table-cell>
          <table:table-cell office:value-type="string" table:style-name="ce3">
            <text:p>energyOP</text:p>
          </table:table-cell>
          <table:table-cell office:value-type="string" table:style-name="ce11">
            <text:p>energy</text:p>
          </table:table-cell>
          <table:table-cell office:value-type="string" table:style-name="ce3">
            <text:p>Ensuring access to affordable, reliable, sustainable and modern energy for all will open a new world of opportunities for billions of people</text:p>
          </table:table-cell>
          <table:table-cell office:value-type="string" table:style-name="ce3">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office:value-type="string" table:style-name="ce3">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office:value-type="string" table:style-name="ce3">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office:value-type="string" table:style-name="ce4">
            <text:p>- UN Development Programme (UNDP)</text:p>
            <text:p>- Renewable Energy Agency (IRENA)</text:p>
          </table:table-cell>
          <table:table-cell office:value-type="string" table:style-name="ce16">
            <text:p>collaborate, connect, context, coordinate, community, opportunity</text:p>
          </table:table-cell>
          <table:table-cell office:value-type="string" table:style-name="ce15">
            <text:p><text:a xlink:href="https://sdgs.un.org/sites/default/files/styles/topic_banner/public/2020-07/Topics_11-Energy-original.jpg">https://sdgs.un.org/sites/default/files/styles/topic_banner/public/2020-07/Topics_11-Energy-original.jpg</text:a></text:p>
          </table:table-cell>
          <table:table-cell office:value-type="string" table:style-name="ce15">
            <text:p><text:a xlink:href="https://sdgs.un.org/sites/default/files/styles/topic_banner/public/2020-07/Topics_11-Energy-original.jpg">https://sdgs.un.org/sites/default/files/styles/topic_banner/public/2020-07/Topics_11-Energy-original.jpg</text:a></text:p>
          </table:table-cell>
          <table:table-cell office:value-type="string" table:style-name="ce15">
            <text:p><text:a xlink:href="https://sdgs.un.org/sites/default/files/styles/topic_banner/public/2020-07/Topics_11-Energy-original.jpg">https://sdgs.un.org/sites/default/files/styles/topic_banner/public/2020-07/Topics_11-Energy-original.jpg</text:a></text:p>
          </table:table-cell>
          <table:table-cell office:value-type="string" table:style-name="ce15">
            <text:p><text:a xlink:href="https://www.youtube.com/watch?v=uOFCyAjH6ew">https://www.youtube.com/watch?v=uOFCyAjH6ew</text:a></text:p>
          </table:table-cell>
          <table:table-cell office:value-type="string" office:string-value="https://meet.jit.si/ecoverse_un-sdgs_energyOP" table:formula="of:=&quot;https://meet.jit.si/ecoverse_&quot;&amp;[Hub.$B$2]&amp;&quot;_&quot;&amp;[.C4]" table:style-name="ce1">
            <text:p>https://meet.jit.si/ecoverse_un-sdgs_energyOP</text:p>
          </table:table-cell>
          <table:table-cell table:number-columns-repeated="16369" table:style-name="ce1"/>
        </table:table-row>
        <table:table-row table:style-name="ro16">
          <table:table-cell office:value-type="float" office:value="4" table:style-name="ce3">
            <text:p>4</text:p>
          </table:table-cell>
          <table:table-cell office:value-type="string" table:style-name="ce3">
            <text:p>Water and sanitation</text:p>
          </table:table-cell>
          <table:table-cell office:value-type="string" table:style-name="ce3">
            <text:p>water-sanit</text:p>
          </table:table-cell>
          <table:table-cell office:value-type="string" table:style-name="ce11">
            <text:p>water</text:p>
          </table:table-cell>
          <table:table-cell office:value-type="string" table:style-name="ce3">
            <text:p>Ensure availability and sustainable management of water and sanitation for all</text:p>
          </table:table-cell>
          <table:table-cell office:value-type="string" table:style-name="ce3">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office:value-type="string" table:style-name="ce3">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office:value-type="string" table:style-name="ce3">
            <text:p>Ensure availability and sustainable management of water and sanitation for all.</text:p>
          </table:table-cell>
          <table:table-cell office:value-type="string" table:style-name="ce4">
            <text:p>Food and Agriculture Organization of the United Nations (FAO)</text:p>
          </table:table-cell>
          <table:table-cell office:value-type="string" table:style-name="ce16">
            <text:p>collaborate, connect, context, coordinate, community, opportunity</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www.youtube.com/watch?v=TPnRqFeXiP0">https://www.youtube.com/watch?v=TPnRqFeXiP0</text:a></text:p>
          </table:table-cell>
          <table:table-cell office:value-type="string" office:string-value="https://meet.jit.si/ecoverse_un-sdgs_water-sanit" table:formula="of:=&quot;https://meet.jit.si/ecoverse_&quot;&amp;[Hub.$B$2]&amp;&quot;_&quot;&amp;[.C5]" table:style-name="ce1">
            <text:p>https://meet.jit.si/ecoverse_un-sdgs_water-sanit</text:p>
          </table:table-cell>
          <table:table-cell table:number-columns-repeated="16369" table:style-name="ce1"/>
        </table:table-row>
        <table:table-row table:style-name="ro16">
          <table:table-cell office:value-type="float" office:value="5" table:style-name="ce3">
            <text:p>5</text:p>
          </table:table-cell>
          <table:table-cell office:value-type="string" table:style-name="ce3">
            <text:p>Atmosphere</text:p>
          </table:table-cell>
          <table:table-cell office:value-type="string" table:style-name="ce3">
            <text:p>atmosphere</text:p>
          </table:table-cell>
          <table:table-cell office:value-type="string" table:style-name="ce11">
            <text:p>climate</text:p>
          </table:table-cell>
          <table:table-cell office:value-type="string" table:style-name="ce3">
            <text:p>Take urgent action to combat climate change and its impacts</text:p>
          </table:table-cell>
          <table:table-cell office:value-type="string" table:style-name="ce3">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office:value-type="string" table:style-name="ce3">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office:value-type="string" table:style-name="ce3">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office:value-type="string" table:style-name="ce4">
            <text:p>- United Nations Department of Economic</text:p>
            <text:p>- Social Affairs (UN DESA)</text:p>
          </table:table-cell>
          <table:table-cell office:value-type="string" table:style-name="ce16">
            <text:p>collaborate, connect, context, coordinate, community, opportunity</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sdgs.un.org/sites/default/files/styles/topic_banner/public/2020-07/water_0.jpg">https://sdgs.un.org/sites/default/files/styles/topic_banner/public/2020-07/water_0.jpg</text:a></text:p>
          </table:table-cell>
          <table:table-cell office:value-type="string" table:style-name="ce15">
            <text:p><text:a xlink:href="https://www.youtube.com/watch?v=TPnRqFeXiP0">https://www.youtube.com/watch?v=TPnRqFeXiP0</text:a></text:p>
          </table:table-cell>
          <table:table-cell office:value-type="string" office:string-value="https://meet.jit.si/ecoverse_un-sdgs_atmosphere" table:formula="of:=&quot;https://meet.jit.si/ecoverse_&quot;&amp;[Hub.$B$2]&amp;&quot;_&quot;&amp;[.C6]" table:style-name="ce1">
            <text:p>https://meet.jit.si/ecoverse_un-sdgs_atmosphere</text:p>
          </table:table-cell>
          <table:table-cell table:number-columns-repeated="16369" table:style-name="ce1"/>
        </table:table-row>
        <table:table-row table:number-rows-repeated="1048532" table:style-name="ro1">
          <table:table-cell table:number-columns-repeated="16384"/>
        </table:table-row>
        <table:table-row table:number-rows-repeated="38" table:style-name="ro15">
          <table:table-cell table:number-columns-repeated="16384"/>
        </table:table-row>
      </table:table>
      <table:table table:name="ActorGroups" table:style-name="ta2">
        <table:table-column table:style-name="co32" table:default-cell-style-name="ce1"/>
        <table:table-column table:style-name="co33" table:default-cell-style-name="ce1"/>
        <table:table-column table:style-name="co34" table:default-cell-style-name="ce1"/>
        <table:table-column table:style-name="co5" table:number-columns-repeated="16381" table:default-cell-style-name="ce1"/>
        <table:table-row table:style-name="ro4">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rural</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rural</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food-sec</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food-sec</text:p>
          </table:table-cell>
          <table:table-cell table:number-columns-repeated="16381"/>
        </table:table-row>
        <table:table-row table:number-rows-repeated="1048571" table:style-name="ro17">
          <table:table-cell table:number-columns-repeated="2"/>
          <table:table-cell table:content-validation-name="val1" table:style-name="ce1"/>
          <table:table-cell table:number-columns-repeated="16381"/>
        </table:table-row>
      </table:table>
      <table:table table:name="Actors" table:style-name="ta3">
        <table:table-column table:style-name="co35" table:default-cell-style-name="ce1"/>
        <table:table-column table:style-name="co36" table:number-columns-repeated="2" table:default-cell-style-name="ce1"/>
        <table:table-column table:style-name="co37" table:default-cell-style-name="ce1"/>
        <table:table-column table:style-name="co6" table:default-cell-style-name="ce1"/>
        <table:table-column table:style-name="co38" table:default-cell-style-name="ce1"/>
        <table:table-column table:style-name="co5" table:number-columns-repeated="16378" table:default-cell-style-name="ce1"/>
        <table:table-row table:style-name="ro4">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office:value-type="string" table:style-name="ce10">
            <text:p>ACTOR_GROUP</text:p>
          </table:table-cell>
          <table:table-cell office:value-type="string" table:style-name="ce10">
            <text:p>VALUE</text:p>
          </table:table-cell>
          <table:table-cell office:value-type="string" table:style-name="ce10">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style-name="ce3">
            <text:p>Food-sec</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number-rows-repeated="1048570" table:style-name="ro17">
          <table:table-cell table:number-columns-repeated="2"/>
          <table:table-cell table:content-validation-name="val2" table:style-name="ce1"/>
          <table:table-cell table:content-validation-name="val3" table:style-name="ce1"/>
          <table:table-cell table:number-columns-repeated="16380"/>
        </table:table-row>
      </table:table>
      <table:table table:name="Relations" table:style-name="ta2">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0" table:default-cell-style-name="ce1"/>
        <table:table-column table:style-name="co43" table:default-cell-style-name="ce1"/>
        <table:table-column table:style-name="co5" table:number-columns-repeated="16378" table:default-cell-style-name="ce1"/>
        <table:table-row table:style-name="ro4">
          <table:table-cell office:value-type="string" table:style-name="ce10">
            <text:p>TYPE</text:p>
          </table:table-cell>
          <table:table-cell office:value-type="string" table:style-name="ce10">
            <text:p>ACTOR_NAME</text:p>
          </table:table-cell>
          <table:table-cell office:value-type="string" table:style-name="ce10">
            <text:p>ACTOR_TYPE</text:p>
          </table:table-cell>
          <table:table-cell office:value-type="string" table:style-name="ce10">
            <text:p>ACTOR_ROLE</text:p>
          </table:table-cell>
          <table:table-cell office:value-type="string" table:style-name="ce10">
            <text:p>DESCRIPTION</text:p>
          </table:table-cell>
          <table:table-cell office:value-type="string" table:style-name="ce10">
            <text:p>OPPORTUNITY</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style-name="ce3">
            <text:p>rural</text:p>
          </table:table-cell>
          <table:table-cell table:number-columns-repeated="16378"/>
        </table:table-row>
        <table:table-row table:number-rows-repeated="1048568" table:style-name="ro17">
          <table:table-cell table:content-validation-name="val4" table:style-name="ce1"/>
          <table:table-cell table:number-columns-repeated="4"/>
          <table:table-cell table:content-validation-name="val5" table:style-name="ce1"/>
          <table:table-cell table:number-columns-repeated="16378"/>
        </table:table-row>
      </table:table>
      <table:table table:name="Aspects" table:style-name="ta3">
        <table:table-column table:style-name="co44" table:default-cell-style-name="ce1"/>
        <table:table-column table:style-name="co45" table:default-cell-style-name="ce1"/>
        <table:table-column table:style-name="co3" table:default-cell-style-name="ce1"/>
        <table:table-column table:style-name="co46" table:default-cell-style-name="ce1"/>
        <table:table-column table:style-name="co47" table:default-cell-style-name="ce1"/>
        <table:table-column table:style-name="co5" table:number-columns-repeated="16379" table:default-cell-style-name="ce1"/>
        <table:table-row table:style-name="ro4">
          <table:table-cell office:value-type="string" table:style-name="ce10">
            <text:p>TITLE</text:p>
          </table:table-cell>
          <table:table-cell office:value-type="string" table:style-name="ce10">
            <text:p>FRAMING</text:p>
          </table:table-cell>
          <table:table-cell office:value-type="string" table:style-name="ce10">
            <text:p>EXPLANATION</text:p>
          </table:table-cell>
          <table:table-cell office:value-type="string" table:style-name="ce10">
            <text:p>OPPORTUNITY</text:p>
          </table:table-cell>
          <table:table-cell table:style-name="ce10"/>
          <table:table-cell table:number-columns-repeated="16379"/>
        </table:table-row>
        <table:table-row table:style-name="ro3">
          <table:table-cell office:value-type="string" table:style-name="ce1">
            <text:p>Title 1</text:p>
          </table:table-cell>
          <table:table-cell office:value-type="string" table:style-name="ce1">
            <text:p>Framing 1</text:p>
          </table:table-cell>
          <table:table-cell office:value-type="string" table:style-name="ce1">
            <text:p>Explanation 1</text:p>
          </table:table-cell>
          <table:table-cell office:value-type="string" table:style-name="ce3">
            <text:p>rural</text:p>
          </table:table-cell>
          <table:table-cell table:number-columns-repeated="16380" table:style-name="ce1"/>
        </table:table-row>
        <table:table-row table:number-rows-repeated="1048574" table:style-name="ro17">
          <table:table-cell table:number-columns-repeated="3"/>
          <table:table-cell table:content-validation-name="val6" table:style-name="ce1"/>
          <table:table-cell table:number-columns-repeated="16380"/>
        </table:table-row>
      </table:table>
      <table:table table:name="Organizations" table:style-name="ta1">
        <table:table-column table:style-name="co48" table:default-cell-style-name="ce1"/>
        <table:table-column table:style-name="co49" table:number-columns-repeated="2" table:default-cell-style-name="ce1"/>
        <table:table-column table:style-name="co50" table:default-cell-style-name="ce1"/>
        <table:table-column table:style-name="co51" table:number-columns-repeated="2" table:default-cell-style-name="ce1"/>
        <table:table-column table:style-name="co3" table:number-columns-repeated="58" table:default-cell-style-name="ce1"/>
        <table:table-column table:style-name="co5" table:number-columns-repeated="1632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DESCRIPTION</text:p>
          </table:table-cell>
          <table:table-cell office:value-type="string" table:style-name="ce9">
            <text:p>KEYWORDS</text:p>
          </table:table-cell>
          <table:table-cell office:value-type="string" table:style-name="ce9">
            <text:p>AVATAR_FILE</text:p>
          </table:table-cell>
          <table:table-cell office:value-type="string" table:style-name="ce9">
            <text:p>AVATAR</text:p>
          </table:table-cell>
          <table:table-cell table:number-columns-repeated="14" table:style-name="ce10"/>
          <table:table-cell table:number-columns-repeated="16364"/>
        </table:table-row>
        <table:table-row table:style-name="ro3">
          <table:table-cell office:value-type="string" table:style-name="ce3">
            <text:p>UnitedNations</text:p>
          </table:table-cell>
          <table:table-cell office:value-type="string" table:style-name="ce3">
            <text:p>united-nations</text:p>
          </table:table-cell>
          <table:table-cell office:value-type="string" table:style-name="ce3">
            <text:p>The United Nations</text:p>
          </table:table-cell>
          <table:table-cell office:value-type="string" table:style-name="ce3">
            <text:p>Open source Challenge Management Platform</text:p>
          </table:table-cell>
          <table:table-cell table:style-name="ce3"/>
          <table:table-cell office:value-type="string" table:style-name="ce14">
            <text:p>https://sdgs.un.org/themes/custom/porto/assets/images/logo.svg</text:p>
          </table:table-cell>
          <table:table-cell table:number-columns-repeated="16378"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office:value-type="string" table:style-name="ce3">
            <text:p>Challenges, Opportunities</text:p>
          </table:table-cell>
          <table:table-cell office:value-type="string" table:style-name="ce3">
            <text:p>The-Sustainable-Development-Goals-Report-2020_Page_09.png</text:p>
          </table:table-cell>
          <table:table-cell office:value-type="string" table:style-name="ce17">
            <text:p>https://sdgs.un.org/sites/default/files/2020-07/The-Sustainable-Development-Goals-Report-2020_Page_09.png</text:p>
          </table:table-cell>
          <table:table-cell table:number-columns-repeated="16378" table:style-name="ce1"/>
        </table:table-row>
        <table:table-row table:style-name="ro3">
          <table:table-cell office:value-type="string" table:style-name="ce3">
            <text:p>FAO of Unated Nations</text:p>
          </table:table-cell>
          <table:table-cell office:value-type="string" table:style-name="ce3">
            <text:p>FAO</text:p>
          </table:table-cell>
          <table:table-cell office:value-type="string" table:style-name="ce3">
            <text:p>Healthy food</text:p>
          </table:table-cell>
          <table:table-cell office:value-type="string" table:style-name="ce3">
            <text:p>Nature, Healthcare, Peace</text:p>
          </table:table-cell>
          <table:table-cell office:value-type="string" table:style-name="ce15">
            <text:p>EN_Desk-Home.jpg</text:p>
          </table:table-cell>
          <table:table-cell office:value-type="string" table:style-name="ce17">
            <text:p>http://www.fao.org//fileadmin/user_upload/faoweb/IYFV-2021/EN_Desk-Home.jpg</text:p>
          </table:table-cell>
          <table:table-cell table:number-columns-repeated="16378"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office:value-type="string" table:style-name="ce3">
            <text:p>Challenges, Opportunities</text:p>
          </table:table-cell>
          <table:table-cell office:value-type="string" table:style-name="ce3">
            <text:p>The-Sustainable-Development-Goals-Report-2020_Page_14.png</text:p>
          </table:table-cell>
          <table:table-cell office:value-type="string" table:style-name="ce17">
            <text:p>https://sdgs.un.org/sites/default/files/2020-07/The-Sustainable-Development-Goals-Report-2020_Page_14.png</text:p>
          </table:table-cell>
          <table:table-cell table:number-columns-repeated="16378"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office:value-type="string" table:style-name="ce3">
            <text:p>Challenges, Opportunities</text:p>
          </table:table-cell>
          <table:table-cell office:value-type="string" table:style-name="ce3">
            <text:p>The-Sustainable-Development-Goals-Report-2020_Page_13_0.png</text:p>
          </table:table-cell>
          <table:table-cell office:value-type="string" table:style-name="ce17">
            <text:p><text:a xlink:href="https://sdgs.un.org/sites/default/files/2020-07/The-Sustainable-Development-Goals-Report-2020_Page_13_0.png">https://sdgs.un.org/sites/default/files/2020-07/The-Sustainable-Development-Goals-Report-2020_Page_13_0.png</text:a></text:p>
          </table:table-cell>
          <table:table-cell table:number-columns-repeated="16378"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office:value-type="string" table:style-name="ce3">
            <text:p>Challenges, Opportunities</text:p>
          </table:table-cell>
          <table:table-cell office:value-type="string" table:style-name="ce3">
            <text:p>The-Sustainable-Development-Goals-Report-2020_Page_20.png</text:p>
          </table:table-cell>
          <table:table-cell office:value-type="string" table:style-name="ce17">
            <text:p><text:a xlink:href="https://sdgs.un.org/sites/default/files/2020-07/The-Sustainable-Development-Goals-Report-2020_Page_20.png">https://sdgs.un.org/sites/default/files/2020-07/The-Sustainable-Development-Goals-Report-2020_Page_20.png</text:a></text:p>
          </table:table-cell>
          <table:table-cell table:number-columns-repeated="16378" table:style-name="ce1"/>
        </table:table-row>
        <table:table-row table:number-rows-repeated="5" table:style-name="ro3">
          <table:table-cell table:number-columns-repeated="2" table:style-name="ce18"/>
          <table:table-cell table:number-columns-repeated="4" table:style-name="ce3"/>
          <table:table-cell table:number-columns-repeated="16378" table:style-name="ce1"/>
        </table:table-row>
        <table:table-row table:style-name="ro3">
          <table:table-cell table:number-columns-repeated="2" table:style-name="ce1"/>
          <table:table-cell table:number-columns-repeated="4" table:style-name="ce3"/>
          <table:table-cell table:number-columns-repeated="16378" table:style-name="ce1"/>
        </table:table-row>
        <table:table-row table:style-name="ro3">
          <table:table-cell table:number-columns-repeated="2" table:style-name="ce18"/>
          <table:table-cell table:number-columns-repeated="4" table:style-name="ce3"/>
          <table:table-cell table:number-columns-repeated="16378" table:style-name="ce1"/>
        </table:table-row>
        <table:table-row table:style-name="ro3">
          <table:table-cell table:number-columns-repeated="6" table:style-name="ce3"/>
          <table:table-cell table:number-columns-repeated="16378" table:style-name="ce1"/>
        </table:table-row>
        <table:table-row table:style-name="ro3">
          <table:table-cell table:number-columns-repeated="2" table:style-name="ce18"/>
          <table:table-cell table:number-columns-repeated="4" table:style-name="ce3"/>
          <table:table-cell table:number-columns-repeated="16378" table:style-name="ce1"/>
        </table:table-row>
        <table:table-row table:number-rows-repeated="6" table:style-name="ro3">
          <table:table-cell table:number-columns-repeated="2" table:style-name="ce18"/>
          <table:table-cell table:number-columns-repeated="4" table:style-name="ce3"/>
          <table:table-cell table:number-columns-repeated="16378"/>
        </table:table-row>
        <table:table-row table:style-name="ro3">
          <table:table-cell table:number-columns-repeated="6" table:style-name="ce3"/>
          <table:table-cell table:number-columns-repeated="16378"/>
        </table:table-row>
        <table:table-row table:number-rows-repeated="2" table:style-name="ro3">
          <table:table-cell table:number-columns-repeated="2" table:style-name="ce18"/>
          <table:table-cell table:number-columns-repeated="4" table:style-name="ce3"/>
          <table:table-cell table:number-columns-repeated="16378"/>
        </table:table-row>
        <table:table-row table:style-name="ro3">
          <table:table-cell table:number-columns-repeated="6" table:style-name="ce3"/>
          <table:table-cell table:number-columns-repeated="16378"/>
        </table:table-row>
        <table:table-row table:number-rows-repeated="8" table:style-name="ro3">
          <table:table-cell table:number-columns-repeated="2" table:style-name="ce18"/>
          <table:table-cell table:number-columns-repeated="4" table:style-name="ce3"/>
          <table:table-cell table:number-columns-repeated="16378"/>
        </table:table-row>
        <table:table-row table:number-rows-repeated="71" table:style-name="ro3">
          <table:table-cell table:number-columns-repeated="6" table:style-name="ce3"/>
          <table:table-cell table:number-columns-repeated="16378"/>
        </table:table-row>
        <table:table-row table:number-rows-repeated="1048471" table:style-name="ro1">
          <table:table-cell table:number-columns-repeated="16384"/>
        </table:table-row>
      </table:table>
      <table:table table:name="Groups" table:style-name="ta1">
        <table:table-column table:style-name="co52" table:default-cell-style-name="ce1"/>
        <table:table-column table:style-name="co53" table:default-cell-style-name="ce1"/>
        <table:table-column table:style-name="co3" table:number-columns-repeated="61" table:default-cell-style-name="ce1"/>
        <table:table-column table:style-name="co5" table:number-columns-repeated="16321" table:default-cell-style-name="ce1"/>
        <table:table-row table:style-name="ro4">
          <table:table-cell office:value-type="string" table:style-name="ce9">
            <text:p>NAME</text:p>
          </table:table-cell>
          <table:table-cell office:value-type="string" table:style-name="ce9">
            <text:p>DESCRIPTION</text:p>
          </table:table-cell>
          <table:table-cell table:number-columns-repeated="21" table:style-name="ce10"/>
          <table:table-cell table:number-columns-repeated="16361"/>
        </table:table-row>
        <table:table-row table:style-name="ro3">
          <table:table-cell office:value-type="string" table:style-name="ce3">
            <text:p>Assistant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36" table:default-cell-style-name="ce1"/>
        <table:table-column table:style-name="co54" table:number-columns-repeated="3" table:default-cell-style-name="ce1"/>
        <table:table-column table:style-name="co55" table:default-cell-style-name="ce1"/>
        <table:table-column table:style-name="co56" table:default-cell-style-name="ce1"/>
        <table:table-column table:style-name="co3" table:number-columns-repeated="4" table:default-cell-style-name="ce1"/>
        <table:table-column table:style-name="co57" table:default-cell-style-name="ce1"/>
        <table:table-column table:style-name="co58" table:default-cell-style-name="ce1"/>
        <table:table-column table:style-name="co59" table:default-cell-style-name="ce1"/>
        <table:table-column table:style-name="co60" table:default-cell-style-name="ce1"/>
        <table:table-column table:style-name="co61" table:default-cell-style-name="ce1"/>
        <table:table-column table:style-name="co3" table:default-cell-style-name="ce1"/>
        <table:table-column table:style-name="co62" table:default-cell-style-name="ce1"/>
        <table:table-column table:style-name="co63" table:default-cell-style-name="ce1"/>
        <table:table-column table:style-name="co3" table:number-columns-repeated="45" table:default-cell-style-name="ce1"/>
        <table:table-column table:style-name="co5" table:number-columns-repeated="16319" table:default-cell-style-name="ce1"/>
        <table:table-row table:style-name="ro4">
          <table:table-cell office:value-type="string" table:style-name="ce9">
            <text:p>FIRST_NAME</text:p>
          </table:table-cell>
          <table:table-cell office:value-type="string" table:style-name="ce9">
            <text:p>LAST_NAME</text:p>
          </table:table-cell>
          <table:table-cell office:value-type="string" table:style-name="ce8">
            <text:p>DISPLAY_NAME</text:p>
          </table:table-cell>
          <table:table-cell office:value-type="string" table:style-name="ce8">
            <text:p>NAME_ID</text:p>
          </table:table-cell>
          <table:table-cell office:value-type="string" table:style-name="ce9">
            <text:p>CHALLENGES</text:p>
          </table:table-cell>
          <table:table-cell office:value-type="string" table:style-name="ce9">
            <text:p>OPPORTUNITIES</text:p>
          </table:table-cell>
          <table:table-cell office:value-type="string" table:style-name="ce9">
            <text:p>GROUPS</text:p>
          </table:table-cell>
          <table:table-cell office:value-type="string" table:style-name="ce9">
            <text:p>EMAIL</text:p>
          </table:table-cell>
          <table:table-cell office:value-type="string" table:style-name="ce9">
            <text:p>PHONE</text:p>
          </table:table-cell>
          <table:table-cell office:value-type="string" table:style-name="ce9">
            <text:p>CITY</text:p>
          </table:table-cell>
          <table:table-cell office:value-type="string" table:style-name="ce9">
            <text:p>COUNTRY</text:p>
          </table:table-cell>
          <table:table-cell office:value-type="string" table:style-name="ce9">
            <text:p>GENDER</text:p>
          </table:table-cell>
          <table:table-cell office:value-type="string" table:style-name="ce9">
            <text:p>AVATAR</text:p>
          </table:table-cell>
          <table:table-cell office:value-type="string" table:style-name="ce9">
            <text:p>ORGANIZATION</text:p>
          </table:table-cell>
          <table:table-cell office:value-type="string" table:style-name="ce9">
            <text:p>JOB_TITLE</text:p>
          </table:table-cell>
          <table:table-cell office:value-type="string" table:style-name="ce9">
            <text:p>BIO</text:p>
          </table:table-cell>
          <table:table-cell office:value-type="string" table:style-name="ce9">
            <text:p>SKILLS</text:p>
          </table:table-cell>
          <table:table-cell office:value-type="string" table:style-name="ce9">
            <text:p>KEYWORDS</text:p>
          </table:table-cell>
          <table:table-cell office:value-type="string" table:style-name="ce9">
            <text:p>LINKEDIN</text:p>
          </table:table-cell>
          <table:table-cell office:value-type="string" table:style-name="ce9">
            <text:p>TWITTER</text:p>
          </table:table-cell>
          <table:table-cell office:value-type="string" table:style-name="ce9">
            <text:p>COLOR</text:p>
          </table:table-cell>
          <table:table-cell table:number-columns-repeated="13" table:style-name="ce10"/>
          <table:table-cell table:number-columns-repeated="16350"/>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office:string-value="LilliamCathie" table:formula="of:=LEFT([.A2]&amp;[.B2];20)" table:style-name="ce3">
            <text:p>LilliamCathie</text:p>
          </table:table-cell>
          <table:table-cell office:value-type="string" table:style-name="ce11">
            <text:p>food</text:p>
          </table:table-cell>
          <table:table-cell office:value-type="string" table:style-name="ce3">
            <text:p>rural</text:p>
          </table:table-cell>
          <table:table-cell office:value-type="string" table:content-validation-name="val9"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75529&amp;color=fff" table:formula="of:=&quot;https://eu.ui-avatars.com/api/?name=&quot;&amp;[.A2]&amp;&quot;+&quot;&amp;[.B2]&amp;&quot;&amp;background=&quot;&amp;[.U2]&amp;&quot;&amp;color=fff&quot;" table:style-name="ce15">
            <text:p>https://eu.ui-avatars.com/api/?name=Lilliam+Cathie&amp;background=A75529&amp;color=fff</text:p>
          </table:table-cell>
          <table:table-cell office:value-type="string" table:style-name="ce3">
            <text:p>DBK</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75529" table:formula="of:=&quot;A&quot;&amp;RANDBETWEEN(1; 9)&amp;RANDBETWEEN(1; 9)&amp;RANDBETWEEN(1; 9)&amp;RANDBETWEEN(1; 9)&amp;RANDBETWEEN(1; 9)" table:style-name="ce1">
            <text:p>A75529</text:p>
          </table:table-cell>
          <table:table-cell table:number-columns-repeated="16363"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office:string-value="DorcasChristinia" table:formula="of:=LEFT([.A3]&amp;[.B3];20)" table:style-name="ce3">
            <text:p>DorcasChristinia</text:p>
          </table:table-cell>
          <table:table-cell office:value-type="string" table:style-name="ce11">
            <text:p>food</text:p>
          </table:table-cell>
          <table:table-cell office:value-type="string" table:style-name="ce3">
            <text:p>rural</text:p>
          </table:table-cell>
          <table:table-cell office:value-type="string" table:content-validation-name="val9" table:style-name="ce3">
            <text:p>Stakeholders</text:p>
          </table:table-cell>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19579&amp;color=fff" table:formula="of:=&quot;https://eu.ui-avatars.com/api/?name=&quot;&amp;[.A3]&amp;&quot;+&quot;&amp;[.B3]&amp;&quot;&amp;background=&quot;&amp;[.U3]&amp;&quot;&amp;color=fff&quot;" table:style-name="ce15">
            <text:p>https://eu.ui-avatars.com/api/?name=Dorcas+Christinia&amp;background=A19579&amp;color=fff</text:p>
          </table:table-cell>
          <table:table-cell office:value-type="string" table:style-name="ce3">
            <text:p>Sigbar</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19579" table:formula="of:=&quot;A&quot;&amp;RANDBETWEEN(1; 9)&amp;RANDBETWEEN(1; 9)&amp;RANDBETWEEN(1; 9)&amp;RANDBETWEEN(1; 9)&amp;RANDBETWEEN(1; 9)" table:style-name="ce1">
            <text:p>A19579</text:p>
          </table:table-cell>
          <table:table-cell table:number-columns-repeated="16363"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office:string-value="EbonieAlmeda" table:formula="of:=LEFT([.A4]&amp;[.B4];20)" table:style-name="ce3">
            <text:p>EbonieAlmeda</text:p>
          </table:table-cell>
          <table:table-cell office:value-type="string" table:style-name="ce11">
            <text:p>food</text:p>
          </table:table-cell>
          <table:table-cell office:value-type="string" table:style-name="ce3">
            <text:p>rural</text:p>
          </table:table-cell>
          <table:table-cell office:value-type="string" table:style-name="ce3">
            <text:p>Assistants</text:p>
          </table:table-cell>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58875&amp;color=fff" table:formula="of:=&quot;https://eu.ui-avatars.com/api/?name=&quot;&amp;[.A4]&amp;&quot;+&quot;&amp;[.B4]&amp;&quot;&amp;background=&quot;&amp;[.U4]&amp;&quot;&amp;color=fff&quot;" table:style-name="ce15">
            <text:p>https://eu.ui-avatars.com/api/?name=Ebonie+Almeda&amp;background=A58875&amp;color=fff</text:p>
          </table:table-cell>
          <table:table-cell office:value-type="string" table:style-name="ce3">
            <text:p>Sigbar</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58875" table:formula="of:=&quot;A&quot;&amp;RANDBETWEEN(1; 9)&amp;RANDBETWEEN(1; 9)&amp;RANDBETWEEN(1; 9)&amp;RANDBETWEEN(1; 9)&amp;RANDBETWEEN(1; 9)" table:style-name="ce1">
            <text:p>A58875</text:p>
          </table:table-cell>
          <table:table-cell table:number-columns-repeated="16363"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office:string-value="LilliamSonny" table:formula="of:=LEFT([.A5]&amp;[.B5];20)" table:style-name="ce3">
            <text:p>LilliamSonny</text:p>
          </table:table-cell>
          <table:table-cell office:value-type="string" table:style-name="ce11">
            <text:p>food</text:p>
          </table:table-cell>
          <table:table-cell office:value-type="string" table:style-name="ce3">
            <text:p>rural</text:p>
          </table:table-cell>
          <table:table-cell office:value-type="string" table:style-name="ce3">
            <text:p>ChallengeLeads</text:p>
          </table:table-cell>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73947&amp;color=fff" table:formula="of:=&quot;https://eu.ui-avatars.com/api/?name=&quot;&amp;[.A5]&amp;&quot;+&quot;&amp;[.B5]&amp;&quot;&amp;background=&quot;&amp;[.U5]&amp;&quot;&amp;color=fff&quot;" table:style-name="ce15">
            <text:p>https://eu.ui-avatars.com/api/?name=Lilliam+Sonny&amp;background=A73947&amp;color=fff</text:p>
          </table:table-cell>
          <table:table-cell office:value-type="string" table:style-name="ce3">
            <text:p>CherryTwist</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73947" table:formula="of:=&quot;A&quot;&amp;RANDBETWEEN(1; 9)&amp;RANDBETWEEN(1; 9)&amp;RANDBETWEEN(1; 9)&amp;RANDBETWEEN(1; 9)&amp;RANDBETWEEN(1; 9)" table:style-name="ce1">
            <text:p>A73947</text:p>
          </table:table-cell>
          <table:table-cell table:number-columns-repeated="16363"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office:string-value="KathernKeira" table:formula="of:=LEFT([.A6]&amp;[.B6];20)" table:style-name="ce3">
            <text:p>KathernKeira</text:p>
          </table:table-cell>
          <table:table-cell office:value-type="string" table:style-name="ce11">
            <text:p>food</text:p>
          </table:table-cell>
          <table:table-cell office:value-type="string" table:style-name="ce3">
            <text:p>rural</text:p>
          </table:table-cell>
          <table:table-cell table:content-validation-name="val9"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16213&amp;color=fff" table:formula="of:=&quot;https://eu.ui-avatars.com/api/?name=&quot;&amp;[.A6]&amp;&quot;+&quot;&amp;[.B6]&amp;&quot;&amp;background=&quot;&amp;[.U6]&amp;&quot;&amp;color=fff&quot;" table:style-name="ce15">
            <text:p>https://eu.ui-avatars.com/api/?name=Kathern+Keira&amp;background=A16213&amp;color=fff</text:p>
          </table:table-cell>
          <table:table-cell office:value-type="string" table:style-name="ce3">
            <text:p>Anton, Inc.,</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16213" table:formula="of:=&quot;A&quot;&amp;RANDBETWEEN(1; 9)&amp;RANDBETWEEN(1; 9)&amp;RANDBETWEEN(1; 9)&amp;RANDBETWEEN(1; 9)&amp;RANDBETWEEN(1; 9)" table:style-name="ce1">
            <text:p>A16213</text:p>
          </table:table-cell>
          <table:table-cell table:number-columns-repeated="16363"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office:string-value="ElijahKena" table:formula="of:=LEFT([.A7]&amp;[.B7];20)" table:style-name="ce3">
            <text:p>ElijahKena</text:p>
          </table:table-cell>
          <table:table-cell office:value-type="string" table:style-name="ce11">
            <text:p>food</text:p>
          </table:table-cell>
          <table:table-cell office:value-type="string" table:style-name="ce3">
            <text:p>food-sec</text:p>
          </table:table-cell>
          <table:table-cell office:value-type="string" table:content-validation-name="val9" table:style-name="ce3">
            <text:p>Stakeholders</text:p>
          </table:table-cell>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57263&amp;color=fff" table:formula="of:=&quot;https://eu.ui-avatars.com/api/?name=&quot;&amp;[.A7]&amp;&quot;+&quot;&amp;[.B7]&amp;&quot;&amp;background=&quot;&amp;[.U7]&amp;&quot;&amp;color=fff&quot;" table:style-name="ce15">
            <text:p>https://eu.ui-avatars.com/api/?name=Elijah+Kena&amp;background=A57263&amp;color=fff</text:p>
          </table:table-cell>
          <table:table-cell office:value-type="string" table:style-name="ce3">
            <text:p>Sigbar</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57263" table:formula="of:=&quot;A&quot;&amp;RANDBETWEEN(1; 9)&amp;RANDBETWEEN(1; 9)&amp;RANDBETWEEN(1; 9)&amp;RANDBETWEEN(1; 9)&amp;RANDBETWEEN(1; 9)" table:style-name="ce1">
            <text:p>A57263</text:p>
          </table:table-cell>
          <table:table-cell table:number-columns-repeated="16363"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office:string-value="MadalynJerold" table:formula="of:=LEFT([.A8]&amp;[.B8];20)" table:style-name="ce3">
            <text:p>MadalynJerold</text:p>
          </table:table-cell>
          <table:table-cell office:value-type="string" table:style-name="ce11">
            <text:p>food</text:p>
          </table:table-cell>
          <table:table-cell office:value-type="string" table:style-name="ce3">
            <text:p>food-sec</text:p>
          </table:table-cell>
          <table:table-cell office:value-type="string" table:style-name="ce3">
            <text:p>Assistants</text:p>
          </table:table-cell>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16638&amp;color=fff" table:formula="of:=&quot;https://eu.ui-avatars.com/api/?name=&quot;&amp;[.A8]&amp;&quot;+&quot;&amp;[.B8]&amp;&quot;&amp;background=&quot;&amp;[.U8]&amp;&quot;&amp;color=fff&quot;" table:style-name="ce15">
            <text:p>https://eu.ui-avatars.com/api/?name=Madalyn+Jerold&amp;background=A16638&amp;color=fff</text:p>
          </table:table-cell>
          <table:table-cell office:value-type="string" table:style-name="ce3">
            <text:p>MendelBouman</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16638" table:formula="of:=&quot;A&quot;&amp;RANDBETWEEN(1; 9)&amp;RANDBETWEEN(1; 9)&amp;RANDBETWEEN(1; 9)&amp;RANDBETWEEN(1; 9)&amp;RANDBETWEEN(1; 9)" table:style-name="ce1">
            <text:p>A16638</text:p>
          </table:table-cell>
          <table:table-cell table:number-columns-repeated="16363"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office:string-value="AlishaRutha" table:formula="of:=LEFT([.A9]&amp;[.B9];20)" table:style-name="ce3">
            <text:p>AlishaRutha</text:p>
          </table:table-cell>
          <table:table-cell office:value-type="string" table:style-name="ce11">
            <text:p>food</text:p>
          </table:table-cell>
          <table:table-cell office:value-type="string" table:style-name="ce3">
            <text:p>food-sec</text:p>
          </table:table-cell>
          <table:table-cell office:value-type="string" table:content-validation-name="val9" table:style-name="ce3">
            <text:p>Admins</text:p>
          </table:table-cell>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36214&amp;color=fff" table:formula="of:=&quot;https://eu.ui-avatars.com/api/?name=&quot;&amp;[.A9]&amp;&quot;+&quot;&amp;[.B9]&amp;&quot;&amp;background=&quot;&amp;[.U9]&amp;&quot;&amp;color=fff&quot;" table:style-name="ce15">
            <text:p>https://eu.ui-avatars.com/api/?name=Alisha+Rutha&amp;background=A36214&amp;color=fff</text:p>
          </table:table-cell>
          <table:table-cell office:value-type="string" table:style-name="ce3">
            <text:p>HappyShip</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36214" table:formula="of:=&quot;A&quot;&amp;RANDBETWEEN(1; 9)&amp;RANDBETWEEN(1; 9)&amp;RANDBETWEEN(1; 9)&amp;RANDBETWEEN(1; 9)&amp;RANDBETWEEN(1; 9)" table:style-name="ce1">
            <text:p>A36214</text:p>
          </table:table-cell>
          <table:table-cell table:number-columns-repeated="16363"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office:string-value="LuveniaKena" table:formula="of:=LEFT([.A10]&amp;[.B10];20)" table:style-name="ce3">
            <text:p>LuveniaKena</text:p>
          </table:table-cell>
          <table:table-cell office:value-type="string" table:style-name="ce11">
            <text:p>food</text:p>
          </table:table-cell>
          <table:table-cell office:value-type="string" table:style-name="ce3">
            <text:p>food-sec</text:p>
          </table:table-cell>
          <table:table-cell office:value-type="string" table:style-name="ce3">
            <text:p>ChallengeLeads</text:p>
          </table:table-cell>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79383&amp;color=fff" table:formula="of:=&quot;https://eu.ui-avatars.com/api/?name=&quot;&amp;[.A10]&amp;&quot;+&quot;&amp;[.B10]&amp;&quot;&amp;background=&quot;&amp;[.U10]&amp;&quot;&amp;color=fff&quot;" table:style-name="ce15">
            <text:p>https://eu.ui-avatars.com/api/?name=Luvenia+Kena&amp;background=A79383&amp;color=fff</text:p>
          </table:table-cell>
          <table:table-cell office:value-type="string" table:style-name="ce3">
            <text:p>Fringe Planet</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7" table:style-name="ce15">
            <text:p><text:a xlink:href="https://www.linkedin.com/company/cherrytwist-foundation">https://www.linkedin.com/company/cherrytwist-foundation</text:a></text:p>
          </table:table-cell>
          <table:table-cell office:value-type="string" table:content-validation-name="val7" table:style-name="ce15">
            <text:p><text:a xlink:href="https://twitter.com/cherrytwist_f">https://twitter.com/cherrytwist_f</text:a></text:p>
          </table:table-cell>
          <table:table-cell office:value-type="string" office:string-value="A79383" table:formula="of:=&quot;A&quot;&amp;RANDBETWEEN(1; 9)&amp;RANDBETWEEN(1; 9)&amp;RANDBETWEEN(1; 9)&amp;RANDBETWEEN(1; 9)&amp;RANDBETWEEN(1; 9)" table:style-name="ce1">
            <text:p>A79383</text:p>
          </table:table-cell>
          <table:table-cell table:number-columns-repeated="16363" table:style-name="ce1"/>
        </table:table-row>
        <table:table-row table:number-rows-repeated="4"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5"/>
          <table:table-cell table:content-validation-name="val7" table:style-name="ce15"/>
          <table:table-cell table:number-columns-repeated="16364" table:style-name="ce1"/>
        </table:table-row>
        <table:table-row table:number-rows-repeated="2"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5"/>
          <table:table-cell table:content-validation-name="val7" table:style-name="ce1"/>
          <table:table-cell table:number-columns-repeated="16364" table:style-name="ce1"/>
        </table:table-row>
        <table:table-row table:number-rows-repeated="12"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5"/>
          <table:table-cell table:content-validation-name="val7" table:style-name="ce1"/>
          <table:table-cell table:number-columns-repeated="16364"/>
        </table:table-row>
        <table:table-row table:number-rows-repeated="13"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5"/>
          <table:table-cell table:content-validation-name="val7" table:style-name="ce15"/>
          <table:table-cell table:number-columns-repeated="16364"/>
        </table:table-row>
        <table:table-row table:number-rows-repeated="5"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
          <table:table-cell table:content-validation-name="val7" table:style-name="ce15"/>
          <table:table-cell table:number-columns-repeated="16364"/>
        </table:table-row>
        <table:table-row table:number-rows-repeated="47"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
          <table:table-cell table:content-validation-name="val7" table:style-name="ce1"/>
          <table:table-cell table:number-columns-repeated="16364"/>
        </table:table-row>
        <table:table-row table:number-rows-repeated="8" table:style-name="ro3">
          <table:table-cell table:number-columns-repeated="4" table:style-name="ce3"/>
          <table:table-cell table:style-name="ce1"/>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
          <table:table-cell table:content-validation-name="val7" table:style-name="ce1"/>
          <table:table-cell table:number-columns-repeated="16364"/>
        </table:table-row>
        <table:table-row table:number-rows-repeated="14" table:style-name="ro3">
          <table:table-cell table:number-columns-repeated="4" table:style-name="ce3"/>
          <table:table-cell table:style-name="ce1"/>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3"/>
          <table:table-cell table:content-validation-name="val7" table:style-name="ce3"/>
          <table:table-cell table:number-columns-repeated="16364"/>
        </table:table-row>
        <table:table-row table:number-rows-repeated="83"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3"/>
          <table:table-cell table:content-validation-name="val7" table:style-name="ce3"/>
          <table:table-cell table:number-columns-repeated="16364"/>
        </table:table-row>
        <table:table-row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7" table:style-name="ce3"/>
          <table:table-cell table:content-validation-name="val7" table:style-name="ce3"/>
          <table:table-cell table:number-columns-repeated="16364"/>
        </table:table-row>
        <table:table-row table:number-rows-repeated="59"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3"/>
          <table:table-cell table:content-validation-name="val7" table:style-name="ce3"/>
          <table:table-cell table:number-columns-repeated="16364"/>
        </table:table-row>
        <table:table-row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7" table:style-name="ce3"/>
          <table:table-cell table:content-validation-name="val7" table:style-name="ce3"/>
          <table:table-cell table:number-columns-repeated="16364"/>
        </table:table-row>
        <table:table-row table:number-rows-repeated="38"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3"/>
          <table:table-cell table:content-validation-name="val7" table:style-name="ce3"/>
          <table:table-cell table:number-columns-repeated="16364"/>
        </table:table-row>
        <table:table-row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7" table:style-name="ce3"/>
          <table:table-cell table:content-validation-name="val7" table:style-name="ce3"/>
          <table:table-cell table:number-columns-repeated="16364"/>
        </table:table-row>
        <table:table-row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3"/>
          <table:table-cell table:content-validation-name="val7" table:style-name="ce3"/>
          <table:table-cell table:number-columns-repeated="16364"/>
        </table:table-row>
        <table:table-row table:number-rows-repeated="59"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
          <table:table-cell table:content-validation-name="val7" table:style-name="ce1"/>
          <table:table-cell table:number-columns-repeated="16364"/>
        </table:table-row>
        <table:table-row table:number-rows-repeated="2"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7" table:style-name="ce1"/>
          <table:table-cell table:content-validation-name="val7" table:style-name="ce1"/>
          <table:table-cell table:number-columns-repeated="16364"/>
        </table:table-row>
        <table:table-row table:number-rows-repeated="37"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5" table:style-name="ce3"/>
          <table:table-cell table:style-name="ce15"/>
          <table:table-cell table:number-columns-repeated="5" table:style-name="ce3"/>
          <table:table-cell table:content-validation-name="val7" table:style-name="ce1"/>
          <table:table-cell table:content-validation-name="val7" table:style-name="ce1"/>
          <table:table-cell table:number-columns-repeated="16364"/>
        </table:table-row>
        <table:table-row table:number-rows-repeated="2" table:style-name="ro3">
          <table:table-cell table:number-columns-repeated="4" table:style-name="ce3"/>
          <table:table-cell table:content-validation-name="val8" table:style-name="ce3"/>
          <table:table-cell table:style-name="ce3"/>
          <table:table-cell table:content-validation-name="val9" table:style-name="ce3"/>
          <table:table-cell table:number-columns-repeated="11" table:style-name="ce3"/>
          <table:table-cell table:content-validation-name="val7" table:style-name="ce1"/>
          <table:table-cell table:content-validation-name="val7" table:style-name="ce1"/>
          <table:table-cell table:number-columns-repeated="16364"/>
        </table:table-row>
        <table:table-row table:number-rows-repeated="2" table:style-name="ro3">
          <table:table-cell table:style-name="ce3"/>
          <table:table-cell table:style-name="ce1"/>
          <table:table-cell table:number-columns-repeated="2" table:style-name="ce3"/>
          <table:table-cell table:content-validation-name="val8" table:style-name="ce3"/>
          <table:table-cell table:style-name="ce3"/>
          <table:table-cell table:content-validation-name="val10" table:style-name="ce3"/>
          <table:table-cell table:number-columns-repeated="11" table:style-name="ce3"/>
          <table:table-cell table:content-validation-name="val7" table:style-name="ce1"/>
          <table:table-cell table:content-validation-name="val7" table:style-name="ce1"/>
          <table:table-cell table:number-columns-repeated="16364"/>
        </table:table-row>
        <table:table-row table:number-rows-repeated="9" table:style-name="ro3">
          <table:table-cell table:style-name="ce3"/>
          <table:table-cell table:style-name="ce1"/>
          <table:table-cell table:number-columns-repeated="4" table:style-name="ce3"/>
          <table:table-cell table:content-validation-name="val10" table:style-name="ce3"/>
          <table:table-cell table:number-columns-repeated="11" table:style-name="ce3"/>
          <table:table-cell table:content-validation-name="val7" table:style-name="ce1"/>
          <table:table-cell table:content-validation-name="val7" table:style-name="ce1"/>
          <table:table-cell table:number-columns-repeated="16364"/>
        </table:table-row>
        <table:table-row table:number-rows-repeated="1048166" table:style-name="ro1">
          <table:table-cell table:number-columns-repeated="16384"/>
        </table:table-row>
      </table:table>
      <table:table table:name="Lookups" table:style-name="ta4">
        <table:table-column table:style-name="co16" table:default-cell-style-name="ce1"/>
        <table:table-column table:style-name="co5" table:number-columns-repeated="16383" table:default-cell-style-name="ce1"/>
        <table:table-row table:style-name="ro4">
          <table:table-cell office:value-type="string" table:style-name="ce10">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17">
          <table:table-cell table:number-columns-repeated="16384"/>
        </table:table-row>
      </table:table>
      <table:named-expressions>
        <table:named-range table:name="ActorGroups" table:cell-range-address="ActorGroups.$A$2:ActorGroups.$A$1000" table:base-cell-address="ActorGroups.$A$1"/>
        <table:named-range table:name="CHALLENGES" table:cell-range-address="Challenges.$A$2:Challenges.$A$977" table:base-cell-address="Challenges.$A$1"/>
        <table:named-range table:name="CONTENT_BASE_URL" table:cell-range-address="Information.$B$13" table:base-cell-address="Information.$A$1"/>
        <table:named-range table:name="GROUPS" table:cell-range-address="Groups.$A$2:Groups.$A$1000" table:base-cell-address="Groups.$A$1"/>
        <table:named-range table:name="OPPORTUNITIES" table:cell-range-address="Opportunities.$B$2:Opportunities.$B$962" table:base-cell-address="Opportunities.$A$1"/>
        <table:named-range table:name="RelationTypes" table:cell-range-address="Relations.$A$2:Relations.$A$1000" table:base-cell-address="Rela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527</meta:generator>
    <dc:creator>drako</dc:creator>
    <meta:creation-date>2020-12-03T10:15:07Z</meta:creation-date>
    <dc:date>2021-11-09T12:57:47Z</dc:date>
    <meta:editing-cycles>229</meta:editing-cycles>
    <meta:editing-duration>PT301268S</meta:editing-duration>
  </office:meta>
</office:document-meta>
</file>